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90c9" officeooo:paragraph-rsid="000890c9"/>
    </style:style>
    <style:style style:name="P2" style:family="paragraph" style:parent-style-name="Standard">
      <style:text-properties officeooo:rsid="0009ad8b" officeooo:paragraph-rsid="000890c9"/>
    </style:style>
    <style:style style:name="P3" style:family="paragraph" style:parent-style-name="Standard">
      <style:text-properties officeooo:rsid="0001cfc6" officeooo:paragraph-rsid="0001cfc6"/>
    </style:style>
    <style:style style:name="P4" style:family="paragraph" style:parent-style-name="Standard">
      <style:text-properties officeooo:paragraph-rsid="001ceed7"/>
    </style:style>
    <style:style style:name="P5" style:family="paragraph" style:parent-style-name="Text_20_body">
      <style:text-properties officeooo:rsid="00057761" officeooo:paragraph-rsid="00113868"/>
    </style:style>
    <style:style style:name="P6" style:family="paragraph" style:parent-style-name="Text_20_body">
      <style:text-properties officeooo:paragraph-rsid="0015e1cd"/>
    </style:style>
    <style:style style:name="P7" style:family="paragraph" style:parent-style-name="Text_20_body">
      <style:text-properties officeooo:rsid="0015e1cd" officeooo:paragraph-rsid="00181207"/>
    </style:style>
    <style:style style:name="P8" style:family="paragraph" style:parent-style-name="Text_20_body">
      <style:text-properties officeooo:rsid="00181207" officeooo:paragraph-rsid="00181207"/>
    </style:style>
    <style:style style:name="P9" style:family="paragraph" style:parent-style-name="Text_20_body">
      <style:text-properties officeooo:paragraph-rsid="0022242a"/>
    </style:style>
    <style:style style:name="P10" style:family="paragraph" style:parent-style-name="Text_20_body">
      <style:text-properties officeooo:paragraph-rsid="0028a44a"/>
    </style:style>
    <style:style style:name="P11" style:family="paragraph" style:parent-style-name="Text_20_body">
      <style:text-properties officeooo:paragraph-rsid="0029869a"/>
    </style:style>
    <style:style style:name="P12" style:family="paragraph" style:parent-style-name="Text_20_body">
      <style:text-properties officeooo:paragraph-rsid="002aa4cb"/>
    </style:style>
    <style:style style:name="P13" style:family="paragraph" style:parent-style-name="Text_20_body">
      <style:text-properties officeooo:paragraph-rsid="002b71a8"/>
    </style:style>
    <style:style style:name="P14" style:family="paragraph" style:parent-style-name="Text_20_body">
      <style:text-properties officeooo:rsid="00220b75" officeooo:paragraph-rsid="00220b75"/>
    </style:style>
    <style:style style:name="P15" style:family="paragraph" style:parent-style-name="Text_20_body">
      <style:text-properties officeooo:rsid="0022242a" officeooo:paragraph-rsid="0022242a"/>
    </style:style>
    <style:style style:name="P16" style:family="paragraph" style:parent-style-name="Text_20_body">
      <style:text-properties officeooo:rsid="002aa4cb" officeooo:paragraph-rsid="002aa4cb"/>
    </style:style>
    <style:style style:name="P17" style:family="paragraph" style:parent-style-name="Text_20_body">
      <style:text-properties officeooo:rsid="002b71a8" officeooo:paragraph-rsid="002b71a8"/>
    </style:style>
    <style:style style:name="P18" style:family="paragraph" style:parent-style-name="Text_20_body">
      <style:text-properties officeooo:paragraph-rsid="002dd76e"/>
    </style:style>
    <style:style style:name="P19" style:family="paragraph" style:parent-style-name="Text_20_body">
      <style:text-properties officeooo:paragraph-rsid="003074b2"/>
    </style:style>
    <style:style style:name="P20" style:family="paragraph" style:parent-style-name="Text_20_body">
      <style:text-properties officeooo:paragraph-rsid="00321589"/>
    </style:style>
    <style:style style:name="P21" style:family="paragraph" style:parent-style-name="Text_20_body">
      <style:text-properties officeooo:rsid="001e55ee" officeooo:paragraph-rsid="00321589"/>
    </style:style>
    <style:style style:name="P22" style:family="paragraph" style:parent-style-name="Text_20_body">
      <style:text-properties officeooo:rsid="001e55ee" officeooo:paragraph-rsid="003457a3"/>
    </style:style>
    <style:style style:name="P23" style:family="paragraph" style:parent-style-name="Text_20_body">
      <style:text-properties officeooo:rsid="003569b7" officeooo:paragraph-rsid="003569b7"/>
    </style:style>
    <style:style style:name="P24" style:family="paragraph" style:parent-style-name="Text_20_body">
      <style:text-properties officeooo:rsid="003833da" officeooo:paragraph-rsid="003833da"/>
    </style:style>
    <style:style style:name="P25" style:family="paragraph" style:parent-style-name="Text_20_body">
      <style:text-properties officeooo:rsid="003833da" officeooo:paragraph-rsid="003dc772"/>
    </style:style>
    <style:style style:name="P26" style:family="paragraph" style:parent-style-name="Text_20_body">
      <style:text-properties officeooo:rsid="003dc772" officeooo:paragraph-rsid="003dc772"/>
    </style:style>
    <style:style style:name="P27" style:family="paragraph" style:parent-style-name="Text_20_body">
      <style:text-properties officeooo:rsid="003f9162" officeooo:paragraph-rsid="003f9162"/>
    </style:style>
    <style:style style:name="P28" style:family="paragraph" style:parent-style-name="Text_20_body">
      <style:text-properties officeooo:rsid="003f9162" officeooo:paragraph-rsid="003fd716"/>
    </style:style>
    <style:style style:name="P29" style:family="paragraph" style:parent-style-name="Text_20_body">
      <style:text-properties officeooo:rsid="003f9162" officeooo:paragraph-rsid="00415b80"/>
    </style:style>
    <style:style style:name="P30" style:family="paragraph" style:parent-style-name="Text_20_body">
      <style:text-properties officeooo:paragraph-rsid="00415b80"/>
    </style:style>
    <style:style style:name="P31" style:family="paragraph" style:parent-style-name="Text_20_body">
      <style:text-properties officeooo:paragraph-rsid="00431e36"/>
    </style:style>
    <style:style style:name="P32" style:family="paragraph" style:parent-style-name="Text_20_body">
      <style:text-properties officeooo:paragraph-rsid="00439fb6"/>
    </style:style>
    <style:style style:name="P33" style:family="paragraph" style:parent-style-name="Text_20_body">
      <style:text-properties officeooo:paragraph-rsid="0045a4ac"/>
    </style:style>
    <style:style style:name="P34" style:family="paragraph" style:parent-style-name="Text_20_body">
      <style:text-properties officeooo:paragraph-rsid="0048d952"/>
    </style:style>
    <style:style style:name="P35" style:family="paragraph" style:parent-style-name="Text_20_body">
      <style:text-properties officeooo:paragraph-rsid="004a0a37"/>
    </style:style>
    <style:style style:name="P36" style:family="paragraph" style:parent-style-name="Text_20_body">
      <style:text-properties officeooo:rsid="00512eeb" officeooo:paragraph-rsid="00512eeb"/>
    </style:style>
    <style:style style:name="P37" style:family="paragraph" style:parent-style-name="Text_20_body">
      <style:text-properties officeooo:rsid="00512eeb" officeooo:paragraph-rsid="0061def5"/>
    </style:style>
    <style:style style:name="P38" style:family="paragraph" style:parent-style-name="Text_20_body">
      <style:text-properties officeooo:rsid="0047cd0f" officeooo:paragraph-rsid="004d23d9"/>
    </style:style>
    <style:style style:name="P39" style:family="paragraph" style:parent-style-name="Text_20_body">
      <style:text-properties officeooo:rsid="004d23d9" officeooo:paragraph-rsid="004d23d9"/>
    </style:style>
    <style:style style:name="P40" style:family="paragraph" style:parent-style-name="Text_20_body">
      <style:text-properties officeooo:rsid="004d23d9" officeooo:paragraph-rsid="00593e07"/>
    </style:style>
    <style:style style:name="P41" style:family="paragraph" style:parent-style-name="Text_20_body">
      <style:text-properties officeooo:rsid="004d23d9" officeooo:paragraph-rsid="005a7391"/>
    </style:style>
    <style:style style:name="P42" style:family="paragraph" style:parent-style-name="Text_20_body">
      <style:text-properties officeooo:rsid="00409357" officeooo:paragraph-rsid="00409357"/>
    </style:style>
    <style:style style:name="P43" style:family="paragraph" style:parent-style-name="Text_20_body">
      <style:text-properties officeooo:rsid="00415b80" officeooo:paragraph-rsid="00415b80"/>
    </style:style>
    <style:style style:name="P44" style:family="paragraph" style:parent-style-name="Text_20_body">
      <style:text-properties officeooo:rsid="0041e6bd" officeooo:paragraph-rsid="0041e6bd"/>
    </style:style>
    <style:style style:name="P45" style:family="paragraph" style:parent-style-name="Text_20_body">
      <style:text-properties officeooo:rsid="0043bed7" officeooo:paragraph-rsid="0043bed7"/>
    </style:style>
    <style:style style:name="P46" style:family="paragraph" style:parent-style-name="Text_20_body">
      <style:text-properties officeooo:rsid="0045677d" officeooo:paragraph-rsid="0045677d"/>
    </style:style>
    <style:style style:name="P47" style:family="paragraph" style:parent-style-name="Text_20_body">
      <style:text-properties officeooo:rsid="0045a4ac" officeooo:paragraph-rsid="0045a4ac"/>
    </style:style>
    <style:style style:name="P48" style:family="paragraph" style:parent-style-name="Text_20_body">
      <style:text-properties officeooo:rsid="00472567" officeooo:paragraph-rsid="00472567"/>
    </style:style>
    <style:style style:name="P49" style:family="paragraph" style:parent-style-name="Text_20_body">
      <style:text-properties officeooo:rsid="0049b997" officeooo:paragraph-rsid="0049b997"/>
    </style:style>
    <style:style style:name="P50" style:family="paragraph" style:parent-style-name="Text_20_body">
      <style:text-properties officeooo:rsid="0052c30c" officeooo:paragraph-rsid="0052c30c"/>
    </style:style>
    <style:style style:name="P51" style:family="paragraph" style:parent-style-name="Text_20_body">
      <style:text-properties officeooo:rsid="0052c30c" officeooo:paragraph-rsid="00546da1"/>
    </style:style>
    <style:style style:name="P52" style:family="paragraph" style:parent-style-name="Text_20_body">
      <style:text-properties officeooo:paragraph-rsid="00552f45"/>
    </style:style>
    <style:style style:name="P53" style:family="paragraph" style:parent-style-name="Text_20_body">
      <style:text-properties officeooo:rsid="00593e07" officeooo:paragraph-rsid="00593e07"/>
    </style:style>
    <style:style style:name="P54" style:family="paragraph" style:parent-style-name="Text_20_body">
      <style:text-properties officeooo:rsid="00594e69" officeooo:paragraph-rsid="00594e69"/>
    </style:style>
    <style:style style:name="P55" style:family="paragraph" style:parent-style-name="Text_20_body">
      <style:text-properties officeooo:rsid="00542c2b" officeooo:paragraph-rsid="00546da1"/>
    </style:style>
    <style:style style:name="P56" style:family="paragraph" style:parent-style-name="Text_20_body">
      <style:text-properties officeooo:rsid="00546da1" officeooo:paragraph-rsid="00546da1"/>
    </style:style>
    <style:style style:name="P57" style:family="paragraph" style:parent-style-name="Text_20_body">
      <style:text-properties officeooo:rsid="0054a6b8" officeooo:paragraph-rsid="0054a6b8"/>
    </style:style>
    <style:style style:name="P58" style:family="paragraph" style:parent-style-name="Text_20_body">
      <style:text-properties officeooo:rsid="00552f45" officeooo:paragraph-rsid="00552f45"/>
    </style:style>
    <style:style style:name="P59" style:family="paragraph" style:parent-style-name="Text_20_body">
      <style:text-properties officeooo:rsid="00552f45" officeooo:paragraph-rsid="005e29b9"/>
    </style:style>
    <style:style style:name="P60" style:family="paragraph" style:parent-style-name="Text_20_body">
      <style:text-properties officeooo:rsid="00560d8a" officeooo:paragraph-rsid="00560d8a"/>
    </style:style>
    <style:style style:name="P61" style:family="paragraph" style:parent-style-name="Text_20_body">
      <style:text-properties officeooo:paragraph-rsid="005f6582"/>
    </style:style>
    <style:style style:name="P62" style:family="paragraph" style:parent-style-name="Text_20_body">
      <style:text-properties officeooo:rsid="005c37d1" officeooo:paragraph-rsid="005c37d1"/>
    </style:style>
    <style:style style:name="P63" style:family="paragraph" style:parent-style-name="Text_20_body">
      <style:text-properties officeooo:rsid="005f6582" officeooo:paragraph-rsid="005f6582"/>
    </style:style>
    <style:style style:name="P64" style:family="paragraph" style:parent-style-name="Text_20_body">
      <style:text-properties officeooo:rsid="00631368" officeooo:paragraph-rsid="00631368"/>
    </style:style>
    <style:style style:name="P65" style:family="paragraph" style:parent-style-name="Text_20_body">
      <style:text-properties officeooo:rsid="00631368" officeooo:paragraph-rsid="006722b9"/>
    </style:style>
    <style:style style:name="P66" style:family="paragraph" style:parent-style-name="Text_20_body">
      <style:text-properties officeooo:rsid="00631368" officeooo:paragraph-rsid="006a48f6"/>
    </style:style>
    <style:style style:name="P67" style:family="paragraph" style:parent-style-name="Text_20_body">
      <style:text-properties officeooo:rsid="00631368" officeooo:paragraph-rsid="006ce906"/>
    </style:style>
    <style:style style:name="P68" style:family="paragraph" style:parent-style-name="Text_20_body">
      <style:text-properties officeooo:rsid="00631368" officeooo:paragraph-rsid="007018d6"/>
    </style:style>
    <style:style style:name="P69" style:family="paragraph" style:parent-style-name="Text_20_body">
      <style:text-properties officeooo:rsid="0063d5aa" officeooo:paragraph-rsid="00719d90"/>
    </style:style>
    <style:style style:name="P70" style:family="paragraph" style:parent-style-name="Text_20_body">
      <style:text-properties officeooo:rsid="0061def5" officeooo:paragraph-rsid="007018d6"/>
    </style:style>
    <style:style style:name="P71" style:family="paragraph" style:parent-style-name="Text_20_body" style:list-style-name="L3">
      <style:text-properties officeooo:rsid="005c37d1" officeooo:paragraph-rsid="005c37d1"/>
    </style:style>
    <style:style style:name="P72" style:family="paragraph" style:parent-style-name="Text_20_body" style:list-style-name="L3">
      <style:text-properties officeooo:rsid="004d23d9" officeooo:paragraph-rsid="004d23d9"/>
    </style:style>
    <style:style style:name="P73" style:family="paragraph" style:parent-style-name="Text_20_body" style:list-style-name="L4">
      <style:text-properties officeooo:rsid="00546da1" officeooo:paragraph-rsid="00546da1"/>
    </style:style>
    <style:style style:name="P74" style:family="paragraph" style:parent-style-name="Text_20_body" style:list-style-name="L4">
      <style:text-properties officeooo:rsid="005e00b8" officeooo:paragraph-rsid="005e00b8"/>
    </style:style>
    <style:style style:name="P75" style:family="paragraph" style:parent-style-name="Text_20_body" style:list-style-name="L5">
      <style:text-properties officeooo:rsid="003833da" officeooo:paragraph-rsid="003833da"/>
    </style:style>
    <style:style style:name="P76" style:family="paragraph" style:parent-style-name="Text_20_body" style:list-style-name="L5">
      <style:text-properties officeooo:rsid="00330fd7" officeooo:paragraph-rsid="003833da"/>
    </style:style>
    <style:style style:name="P77" style:family="paragraph" style:parent-style-name="Text_20_body" style:list-style-name="L5">
      <style:text-properties officeooo:rsid="00393e81" officeooo:paragraph-rsid="00393e81"/>
    </style:style>
    <style:style style:name="P78" style:family="paragraph" style:parent-style-name="Text_20_body" style:list-style-name="L5">
      <style:text-properties officeooo:rsid="00393e81" officeooo:paragraph-rsid="0039b2d1"/>
    </style:style>
    <style:style style:name="P79" style:family="paragraph" style:parent-style-name="Text_20_body" style:list-style-name="L6">
      <style:text-properties officeooo:rsid="0041e6bd" officeooo:paragraph-rsid="0041e6bd"/>
    </style:style>
    <style:style style:name="P80" style:family="paragraph" style:parent-style-name="Text_20_body" style:list-style-name="L7">
      <style:text-properties officeooo:rsid="00552f45" officeooo:paragraph-rsid="00552f45"/>
    </style:style>
    <style:style style:name="P81" style:family="paragraph" style:parent-style-name="Text_20_body" style:list-style-name="L8">
      <style:text-properties officeooo:rsid="00560d8a" officeooo:paragraph-rsid="00560d8a"/>
    </style:style>
    <style:style style:name="P82" style:family="paragraph" style:parent-style-name="Text_20_body" style:list-style-name="L9">
      <style:text-properties officeooo:rsid="00560d8a" officeooo:paragraph-rsid="00560d8a"/>
    </style:style>
    <style:style style:name="P83" style:family="paragraph" style:parent-style-name="Text_20_body" style:list-style-name="L9">
      <style:text-properties officeooo:rsid="0056c082" officeooo:paragraph-rsid="0056c082"/>
    </style:style>
    <style:style style:name="P84" style:family="paragraph" style:parent-style-name="Text_20_body">
      <style:text-properties officeooo:rsid="006722b9" officeooo:paragraph-rsid="006722b9"/>
    </style:style>
    <style:style style:name="P85" style:family="paragraph" style:parent-style-name="Text_20_body">
      <style:text-properties officeooo:rsid="006a48f6" officeooo:paragraph-rsid="006a48f6"/>
    </style:style>
    <style:style style:name="P86" style:family="paragraph" style:parent-style-name="Text_20_body">
      <style:text-properties officeooo:rsid="007018d6" officeooo:paragraph-rsid="007018d6"/>
    </style:style>
    <style:style style:name="P87" style:family="paragraph" style:parent-style-name="Text_20_body">
      <style:text-properties officeooo:rsid="00719d90" officeooo:paragraph-rsid="00719d90"/>
    </style:style>
    <style:style style:name="P88" style:family="paragraph" style:parent-style-name="Text_20_body" style:list-style-name="L10">
      <style:text-properties officeooo:rsid="00719d90" officeooo:paragraph-rsid="00719d90"/>
    </style:style>
    <style:style style:name="P89" style:family="paragraph" style:parent-style-name="Text_20_body" style:list-style-name="L10">
      <style:text-properties officeooo:paragraph-rsid="007018d6"/>
    </style:style>
    <style:style style:name="P90" style:family="paragraph" style:parent-style-name="Text_20_body">
      <style:text-properties officeooo:rsid="00730299" officeooo:paragraph-rsid="00730299"/>
    </style:style>
    <style:style style:name="P91" style:family="paragraph" style:parent-style-name="Text_20_body">
      <style:text-properties officeooo:rsid="00730299" officeooo:paragraph-rsid="00740ae9"/>
    </style:style>
    <style:style style:name="P92" style:family="paragraph" style:parent-style-name="Text_20_body">
      <style:text-properties officeooo:rsid="00730299" officeooo:paragraph-rsid="007415f4"/>
    </style:style>
    <style:style style:name="P93" style:family="paragraph" style:parent-style-name="Text_20_body" style:list-style-name="L11">
      <style:text-properties officeooo:rsid="00730299" officeooo:paragraph-rsid="00795590"/>
    </style:style>
    <style:style style:name="P94" style:family="paragraph" style:parent-style-name="Text_20_body" style:list-style-name="L11">
      <style:text-properties officeooo:rsid="00730299" officeooo:paragraph-rsid="00769446"/>
    </style:style>
    <style:style style:name="P95" style:family="paragraph" style:parent-style-name="Text_20_body" style:list-style-name="L11">
      <style:text-properties officeooo:rsid="00730299" officeooo:paragraph-rsid="007a7990"/>
    </style:style>
    <style:style style:name="P96" style:family="paragraph" style:parent-style-name="Text_20_body">
      <style:paragraph-properties fo:text-align="start" style:justify-single-word="false"/>
      <style:text-properties officeooo:paragraph-rsid="007a7990"/>
    </style:style>
    <style:style style:name="P97" style:family="paragraph" style:parent-style-name="Text_20_body">
      <style:text-properties officeooo:paragraph-rsid="007d6149"/>
    </style:style>
    <style:style style:name="P98" style:family="paragraph" style:parent-style-name="Text_20_body">
      <style:text-properties officeooo:paragraph-rsid="007de09b"/>
    </style:style>
    <style:style style:name="P99" style:family="paragraph" style:parent-style-name="Text_20_body">
      <style:text-properties officeooo:paragraph-rsid="007eb405"/>
    </style:style>
    <style:style style:name="P100" style:family="paragraph" style:parent-style-name="Text_20_body">
      <style:text-properties officeooo:paragraph-rsid="007fbb48"/>
    </style:style>
    <style:style style:name="P101" style:family="paragraph" style:parent-style-name="Standard" style:list-style-name="L1">
      <style:text-properties officeooo:rsid="000890c9" officeooo:paragraph-rsid="000890c9"/>
    </style:style>
    <style:style style:name="P102" style:family="paragraph" style:parent-style-name="Standard" style:list-style-name="L1">
      <style:text-properties officeooo:rsid="00016e3f" officeooo:paragraph-rsid="000890c9"/>
    </style:style>
    <style:style style:name="P103" style:family="paragraph" style:parent-style-name="Standard" style:list-style-name="L2">
      <style:text-properties officeooo:rsid="00016e3f" officeooo:paragraph-rsid="00044e00"/>
    </style:style>
    <style:style style:name="P104" style:family="paragraph" style:parent-style-name="Standard" style:list-style-name="L2">
      <style:text-properties officeooo:rsid="0010a9c1" officeooo:paragraph-rsid="00366460"/>
    </style:style>
    <style:style style:name="P105" style:family="paragraph" style:parent-style-name="Standard" style:list-style-name="L2">
      <style:text-properties officeooo:rsid="0001cfc6" officeooo:paragraph-rsid="0001cfc6"/>
    </style:style>
    <style:style style:name="P106" style:family="paragraph" style:parent-style-name="Standard" style:list-style-name="L2">
      <style:text-properties officeooo:rsid="000321b0" officeooo:paragraph-rsid="000321b0"/>
    </style:style>
    <style:style style:name="P107" style:family="paragraph" style:parent-style-name="Standard" style:list-style-name="L2">
      <style:text-properties officeooo:rsid="00044e00" officeooo:paragraph-rsid="00044e00"/>
    </style:style>
    <style:style style:name="P108" style:family="paragraph" style:parent-style-name="Standard" style:list-style-name="L2">
      <style:text-properties officeooo:rsid="00057761" officeooo:paragraph-rsid="00057761"/>
    </style:style>
    <style:style style:name="P109" style:family="paragraph" style:parent-style-name="Heading_20_2">
      <style:text-properties officeooo:rsid="0049b997"/>
    </style:style>
    <style:style style:name="P110" style:family="paragraph" style:parent-style-name="Heading_20_2">
      <style:text-properties officeooo:rsid="00546da1" officeooo:paragraph-rsid="00546da1"/>
    </style:style>
    <style:style style:name="P111" style:family="paragraph" style:parent-style-name="Heading_20_2">
      <style:text-properties officeooo:rsid="00282230"/>
    </style:style>
    <style:style style:name="P112" style:family="paragraph" style:parent-style-name="Heading_20_2">
      <style:text-properties officeooo:rsid="001d0d27"/>
    </style:style>
    <style:style style:name="P113" style:family="paragraph" style:parent-style-name="Heading_20_2">
      <style:text-properties officeooo:rsid="003f9162"/>
    </style:style>
    <style:style style:name="P114" style:family="paragraph" style:parent-style-name="Heading_20_2">
      <style:text-properties officeooo:rsid="0040d293"/>
    </style:style>
    <style:style style:name="P115" style:family="paragraph" style:parent-style-name="Heading_20_2">
      <style:text-properties officeooo:rsid="003833da" officeooo:paragraph-rsid="00415b80"/>
    </style:style>
    <style:style style:name="P116" style:family="paragraph" style:parent-style-name="Heading_20_2">
      <style:text-properties officeooo:rsid="0041e6bd"/>
    </style:style>
    <style:style style:name="P117" style:family="paragraph" style:parent-style-name="Heading_20_2">
      <style:text-properties officeooo:rsid="0052c30c"/>
    </style:style>
    <style:style style:name="P118" style:family="paragraph" style:parent-style-name="Heading_20_2">
      <style:text-properties officeooo:paragraph-rsid="00560d8a"/>
    </style:style>
    <style:style style:name="P119" style:family="paragraph" style:parent-style-name="Heading_20_2">
      <style:text-properties officeooo:rsid="00574358"/>
    </style:style>
    <style:style style:name="P120" style:family="paragraph" style:parent-style-name="Heading_20_2">
      <style:text-properties officeooo:rsid="0063d5aa"/>
    </style:style>
    <style:style style:name="P121" style:family="paragraph" style:parent-style-name="Heading_20_2">
      <style:text-properties officeooo:rsid="0063d5aa" officeooo:paragraph-rsid="007ffc07"/>
    </style:style>
    <style:style style:name="P122" style:family="paragraph" style:parent-style-name="Heading_20_1">
      <style:paragraph-properties fo:break-before="page"/>
      <style:text-properties officeooo:rsid="0049b997" officeooo:paragraph-rsid="0049b997"/>
    </style:style>
    <style:style style:name="P123" style:family="paragraph" style:parent-style-name="Heading_20_1">
      <style:paragraph-properties fo:break-before="page"/>
      <style:text-properties officeooo:rsid="000af082"/>
    </style:style>
    <style:style style:name="P124" style:family="paragraph" style:parent-style-name="Heading_20_1">
      <style:paragraph-properties fo:break-before="page"/>
      <style:text-properties officeooo:rsid="00366460"/>
    </style:style>
    <style:style style:name="T1" style:family="text">
      <style:text-properties officeooo:rsid="00044e00"/>
    </style:style>
    <style:style style:name="T2" style:family="text">
      <style:text-properties officeooo:rsid="00053ce1"/>
    </style:style>
    <style:style style:name="T3" style:family="text">
      <style:text-properties officeooo:rsid="00057761"/>
    </style:style>
    <style:style style:name="T4" style:family="text">
      <style:text-properties officeooo:rsid="000890c9"/>
    </style:style>
    <style:style style:name="T5" style:family="text">
      <style:text-properties officeooo:rsid="0009ad8b"/>
    </style:style>
    <style:style style:name="T6" style:family="text">
      <style:text-properties officeooo:rsid="000af082"/>
    </style:style>
    <style:style style:name="T7" style:family="text">
      <style:text-properties officeooo:rsid="000cc212"/>
    </style:style>
    <style:style style:name="T8" style:family="text">
      <style:text-properties officeooo:rsid="000d3de6"/>
    </style:style>
    <style:style style:name="T9" style:family="text">
      <style:text-properties officeooo:rsid="00113868"/>
    </style:style>
    <style:style style:name="T10" style:family="text">
      <style:text-properties officeooo:rsid="0012e813"/>
    </style:style>
    <style:style style:name="T11" style:family="text">
      <style:text-properties officeooo:rsid="0013f246"/>
    </style:style>
    <style:style style:name="T12" style:family="text">
      <style:text-properties officeooo:rsid="0015e1cd"/>
    </style:style>
    <style:style style:name="T13" style:family="text">
      <style:text-properties officeooo:rsid="00181207"/>
    </style:style>
    <style:style style:name="T14" style:family="text">
      <style:text-properties officeooo:rsid="0019cb45"/>
    </style:style>
    <style:style style:name="T15" style:family="text">
      <style:text-properties officeooo:rsid="001b3e5b"/>
    </style:style>
    <style:style style:name="T16" style:family="text">
      <style:text-properties officeooo:rsid="001ceed7"/>
    </style:style>
    <style:style style:name="T17" style:family="text">
      <style:text-properties officeooo:rsid="001f9a94"/>
    </style:style>
    <style:style style:name="T18" style:family="text">
      <style:text-properties officeooo:rsid="00220b75"/>
    </style:style>
    <style:style style:name="T19" style:family="text">
      <style:text-properties officeooo:rsid="0022242a"/>
    </style:style>
    <style:style style:name="T20" style:family="text">
      <style:text-properties officeooo:rsid="0022fa92"/>
    </style:style>
    <style:style style:name="T21" style:family="text">
      <style:text-properties officeooo:rsid="00247abe"/>
    </style:style>
    <style:style style:name="T22" style:family="text">
      <style:text-properties officeooo:rsid="0025bed3"/>
    </style:style>
    <style:style style:name="T23" style:family="text">
      <style:text-properties officeooo:rsid="0025fa72"/>
    </style:style>
    <style:style style:name="T24" style:family="text">
      <style:text-properties officeooo:rsid="00282230"/>
    </style:style>
    <style:style style:name="T25" style:family="text">
      <style:text-properties officeooo:rsid="0028a44a"/>
    </style:style>
    <style:style style:name="T26" style:family="text">
      <style:text-properties officeooo:rsid="0029869a"/>
    </style:style>
    <style:style style:name="T27" style:family="text">
      <style:text-properties officeooo:rsid="002aa4cb"/>
    </style:style>
    <style:style style:name="T28" style:family="text">
      <style:text-properties officeooo:rsid="002b71a8"/>
    </style:style>
    <style:style style:name="T29" style:family="text">
      <style:text-properties officeooo:rsid="002dd76e"/>
    </style:style>
    <style:style style:name="T30" style:family="text">
      <style:text-properties officeooo:rsid="002ef5c9"/>
    </style:style>
    <style:style style:name="T31" style:family="text">
      <style:text-properties officeooo:rsid="003074b2"/>
    </style:style>
    <style:style style:name="T32" style:family="text">
      <style:text-properties officeooo:rsid="0030788b"/>
    </style:style>
    <style:style style:name="T33" style:family="text">
      <style:text-properties officeooo:rsid="00321589"/>
    </style:style>
    <style:style style:name="T34" style:family="text">
      <style:text-properties officeooo:rsid="00330fd7"/>
    </style:style>
    <style:style style:name="T35" style:family="text">
      <style:text-properties officeooo:rsid="003457a3"/>
    </style:style>
    <style:style style:name="T36" style:family="text">
      <style:text-properties officeooo:rsid="0034b7ec"/>
    </style:style>
    <style:style style:name="T37" style:family="text">
      <style:text-properties officeooo:rsid="003569b7"/>
    </style:style>
    <style:style style:name="T38" style:family="text">
      <style:text-properties officeooo:rsid="003833da"/>
    </style:style>
    <style:style style:name="T39" style:family="text">
      <style:text-properties officeooo:rsid="00393e81"/>
    </style:style>
    <style:style style:name="T40" style:family="text">
      <style:text-properties officeooo:rsid="003c9588"/>
    </style:style>
    <style:style style:name="T41" style:family="text">
      <style:text-properties officeooo:rsid="003dc772"/>
    </style:style>
    <style:style style:name="T42" style:family="text">
      <style:text-properties officeooo:rsid="003e932e"/>
    </style:style>
    <style:style style:name="T43" style:family="text">
      <style:text-properties officeooo:rsid="003fd716"/>
    </style:style>
    <style:style style:name="T44" style:family="text">
      <style:text-properties officeooo:rsid="00409357"/>
    </style:style>
    <style:style style:name="T45" style:family="text">
      <style:text-properties officeooo:rsid="00415b80"/>
    </style:style>
    <style:style style:name="T46" style:family="text">
      <style:text-properties officeooo:rsid="0041e6bd"/>
    </style:style>
    <style:style style:name="T47" style:family="text">
      <style:text-properties officeooo:rsid="00431e36"/>
    </style:style>
    <style:style style:name="T48" style:family="text">
      <style:text-properties officeooo:rsid="00439fb6"/>
    </style:style>
    <style:style style:name="T49" style:family="text">
      <style:text-properties officeooo:rsid="0043b7bd"/>
    </style:style>
    <style:style style:name="T50" style:family="text">
      <style:text-properties officeooo:rsid="0043bed7"/>
    </style:style>
    <style:style style:name="T51" style:family="text">
      <style:text-properties officeooo:rsid="0045a4ac"/>
    </style:style>
    <style:style style:name="T52" style:family="text">
      <style:text-properties officeooo:rsid="00472567"/>
    </style:style>
    <style:style style:name="T53" style:family="text">
      <style:text-properties officeooo:rsid="0047568e"/>
    </style:style>
    <style:style style:name="T54" style:family="text">
      <style:text-properties officeooo:rsid="0047cd0f"/>
    </style:style>
    <style:style style:name="T55" style:family="text">
      <style:text-properties officeooo:rsid="0048d952"/>
    </style:style>
    <style:style style:name="T56" style:family="text">
      <style:text-properties officeooo:rsid="0049b997"/>
    </style:style>
    <style:style style:name="T57" style:family="text">
      <style:text-properties officeooo:rsid="004a0a37"/>
    </style:style>
    <style:style style:name="T58" style:family="text">
      <style:text-properties officeooo:rsid="004b4676"/>
    </style:style>
    <style:style style:name="T59" style:family="text">
      <style:text-properties officeooo:rsid="00512eeb"/>
    </style:style>
    <style:style style:name="T60" style:family="text">
      <style:text-properties officeooo:rsid="00542c2b"/>
    </style:style>
    <style:style style:name="T61" style:family="text">
      <style:text-properties officeooo:rsid="00546da1"/>
    </style:style>
    <style:style style:name="T62" style:family="text">
      <style:text-properties officeooo:rsid="0054a6b8"/>
    </style:style>
    <style:style style:name="T63" style:family="text">
      <style:text-properties officeooo:rsid="00552f45"/>
    </style:style>
    <style:style style:name="T64" style:family="text">
      <style:text-properties officeooo:rsid="00560d8a"/>
    </style:style>
    <style:style style:name="T65" style:family="text">
      <style:text-properties officeooo:rsid="0056c082"/>
    </style:style>
    <style:style style:name="T66" style:family="text">
      <style:text-properties officeooo:rsid="00593e07"/>
    </style:style>
    <style:style style:name="T67" style:family="text">
      <style:text-properties officeooo:rsid="00594e69"/>
    </style:style>
    <style:style style:name="T68" style:family="text">
      <style:text-properties officeooo:rsid="005a7391"/>
    </style:style>
    <style:style style:name="T69" style:family="text">
      <style:text-properties officeooo:rsid="005b66ea"/>
    </style:style>
    <style:style style:name="T70" style:family="text">
      <style:text-properties officeooo:rsid="005c37d1"/>
    </style:style>
    <style:style style:name="T71" style:family="text">
      <style:text-properties officeooo:rsid="005e00b8"/>
    </style:style>
    <style:style style:name="T72" style:family="text">
      <style:text-properties officeooo:rsid="005e29b9"/>
    </style:style>
    <style:style style:name="T73" style:family="text">
      <style:text-properties officeooo:rsid="005eee5f"/>
    </style:style>
    <style:style style:name="T74" style:family="text">
      <style:text-properties officeooo:rsid="005f6582"/>
    </style:style>
    <style:style style:name="T75" style:family="text">
      <style:text-properties officeooo:rsid="0061def5"/>
    </style:style>
    <style:style style:name="T76" style:family="text">
      <style:text-properties officeooo:rsid="00631368"/>
    </style:style>
    <style:style style:name="T77" style:family="text">
      <style:text-properties officeooo:rsid="0063d5aa"/>
    </style:style>
    <style:style style:name="T78" style:family="text">
      <style:text-properties officeooo:rsid="006722b9"/>
    </style:style>
    <style:style style:name="T79" style:family="text">
      <style:text-properties officeooo:rsid="00685a14"/>
    </style:style>
    <style:style style:name="T80" style:family="text">
      <style:text-properties officeooo:rsid="006a48f6"/>
    </style:style>
    <style:style style:name="T81" style:family="text">
      <style:text-properties officeooo:rsid="006ce906"/>
    </style:style>
    <style:style style:name="T82" style:family="text">
      <style:text-properties officeooo:rsid="006ebc36"/>
    </style:style>
    <style:style style:name="T83" style:family="text">
      <style:text-properties officeooo:rsid="007018d6"/>
    </style:style>
    <style:style style:name="T84" style:family="text">
      <style:text-properties officeooo:rsid="00719d90"/>
    </style:style>
    <style:style style:name="T85" style:family="text">
      <style:text-properties officeooo:rsid="00740ae9"/>
    </style:style>
    <style:style style:name="T86" style:family="text">
      <style:text-properties officeooo:rsid="007415f4"/>
    </style:style>
    <style:style style:name="T87" style:family="text">
      <style:text-properties officeooo:rsid="0075238c"/>
    </style:style>
    <style:style style:name="T88" style:family="text">
      <style:text-properties officeooo:rsid="00769446"/>
    </style:style>
    <style:style style:name="T89" style:family="text">
      <style:text-properties officeooo:rsid="00779670"/>
    </style:style>
    <style:style style:name="T90" style:family="text">
      <style:text-properties officeooo:rsid="00795590"/>
    </style:style>
    <style:style style:name="T91" style:family="text">
      <style:text-properties officeooo:rsid="007a7990"/>
    </style:style>
    <style:style style:name="T92" style:family="text">
      <style:text-properties officeooo:rsid="007c165c"/>
    </style:style>
    <style:style style:name="T93" style:family="text">
      <style:text-properties officeooo:rsid="007d6149"/>
    </style:style>
    <style:style style:name="T94" style:family="text">
      <style:text-properties officeooo:rsid="007de09b"/>
    </style:style>
    <style:style style:name="T95" style:family="text">
      <style:text-properties officeooo:rsid="007eb405"/>
    </style:style>
    <style:style style:name="T96" style:family="text">
      <style:text-properties officeooo:rsid="007f0331"/>
    </style:style>
    <style:style style:name="T97" style:family="text">
      <style:text-properties officeooo:rsid="007fbb48"/>
    </style:style>
    <style:style style:name="T98" style:family="text">
      <style:text-properties officeooo:rsid="007ffc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ovací aplikace:</text:p>
      <text:list xml:id="list4654337265031756316" text:style-name="L1">
        <text:list-item>
          <text:p text:style-name="P101">Načítání obrázků ze složky</text:p>
        </text:list-item>
        <text:list-item>
          <text:p text:style-name="P102"><text:span text:style-name="T4">Naklikání spr</text:span><text:span text:style-name="T5">á</text:span><text:span text:style-name="T4">vných bodů a hledání </text:span><text:span text:style-name="T5">vzoru</text:span></text:p>
        </text:list-item>
      </text:list>
      <text:p text:style-name="P2"/>
      <text:p text:style-name="P3">Teorie markerů ze SP</text:p>
      <text:p text:style-name="P3"/>
      <text:list xml:id="list5511862406464550925" text:style-name="L2">
        <text:list-item>
          <text:p text:style-name="P104">motivace detekce</text:p>
        </text:list-item>
        <text:list-item>
          <text:p text:style-name="P105">Popis situace</text:p>
          <text:list>
            <text:list-item>
              <text:p text:style-name="P105">Válec v perspektivní geometrii – kružnice a elipsy, obrázek od herouta – horizont atd.</text:p>
            </text:list-item>
            <text:list-item>
              <text:p text:style-name="P105">Aproximace situace – hledání elips</text:p>
            </text:list-item>
            <text:list-item>
              <text:p text:style-name="P105">Paraboly a nalezení horizontu</text:p>
            </text:list-item>
          </text:list>
        </text:list-item>
        <text:list-item>
          <text:p text:style-name="P105">Popis jednotlivých kroku detekce</text:p>
          <text:list>
            <text:list-item>
              <text:p text:style-name="P105">Detekci hran</text:p>
            </text:list-item>
            <text:list-item>
              <text:p text:style-name="P105">Hranové body</text:p>
            </text:list-item>
            <text:list-item>
              <text:p text:style-name="P105">Fitování přímek</text:p>
            </text:list-item>
            <text:list-item>
              <text:p text:style-name="P105">Nalezení úběžníku</text:p>
            </text:list-item>
            <text:list-item>
              <text:p text:style-name="P106">Shlukování přímek</text:p>
            </text:list-item>
            <text:list-item>
              <text:p text:style-name="P106">Fitování elips</text:p>
            </text:list-item>
            <text:list-item>
              <text:p text:style-name="P106">RANSAC elips</text:p>
            </text:list-item>
            <text:list-item>
              <text:p text:style-name="P106">Nalezení hraniční přímky a centrální přímky válce</text:p>
            </text:list-item>
            <text:list-item>
              <text:p text:style-name="P107">Fitování parabol</text:p>
            </text:list-item>
            <text:list-item>
              <text:p text:style-name="P107">RANSAC parabol</text:p>
            </text:list-item>
            <text:list-item>
              <text:p text:style-name="P103"><text:span text:style-name="T2">Shlukování </text:span><text:span text:style-name="T1">parabol –</text:span><text:span text:style-name="T3"> hledání horizontu</text:span></text:p>
            </text:list-item>
            <text:list-item>
              <text:p text:style-name="P108">Doplnění elips</text:p>
            </text:list-item>
            <text:list-item>
              <text:p text:style-name="P108">Nalezení mřížky bodů</text:p>
              <text:p text:style-name="P108"/>
            </text:list-item>
          </text:list>
        </text:list-item>
      </text:list>
      <text:h text:style-name="P122" text:outline-level="1">Použité algoritmy</text:h>
      <text:p text:style-name="P36">V této kapitole jsou podrobněji popsány některé známé algoritmy, které jsou použity v práci.</text:p>
      <text:h text:style-name="P109" text:outline-level="2">Shlukování na předem neznámí počet shluků pomocí hierarchického shlukování</text:h>
      <text:p text:style-name="Text_20_body"><text:span text:style-name="T53">Metoda hierarchické shlukování </text:span><text:span text:style-name="T56">[ref ward.pdf]patří mezi jednu z metod shlukování prvků do shluku na základě definované </text:span><text:span text:style-name="T57">vzdálenosti</text:span><text:span text:style-name="T56">.</text:span><text:span text:style-name="T53"> </text:span><text:span text:style-name="T56">Základem a a výstupem hierarchického shlukování je struktura zvaná dendrogram. Dendrogram má tvar stromu, kde listy jsou jednotlivé prvky před začátkem shlukování a kořen tvoří jeden shluk, který pojímá všechny původní prvky. </text:span></text:p>
      <text:p text:style-name="P35"><text:span text:style-name="T57">Algoritmus k</text:span><text:span text:style-name="T54">aždou iteraci sloučí dva </text:span><text:span text:style-name="T57">nejbližší</text:span><text:span text:style-name="T54"> </text:span><text:span text:style-name="T57">uzly grafu</text:span><text:span text:style-name="T54"> v nový </text:span><text:span text:style-name="T57">uzel</text:span><text:span text:style-name="T54">. Takto pokračuje iterativně dokud </text:span><text:span text:style-name="T57">nezbude pouze kořen</text:span><text:span text:style-name="T54">. Z dendrogramu lze poté vyčíst, jak </text:span><text:span text:style-name="T57">byli prvky postupně přidávány a jak se zvětšovaly vzdálenosti mezi nimi. <text:s/></text:span></text:p>
      <text:p text:style-name="P38">[ukázka dendrogramu a skoku – najit na google]</text:p>
      <text:p text:style-name="P35"><text:span text:style-name="T57">Předpokládejme, že s předem dané množiny prvků shlukujeme rozumně oddělené oddělené shluky, ale neznáme předem jejich celkový počet. Máme-li </text:span><text:span text:style-name="T58">hotový dendrogram, můžeme sledovat jak postupně zvětšovaly vzdálenosti mezi shlukovanými uzly. V případě rozumně oddělených shluků nastane v jedné iteraci výrazný skok, který nastává v momentě, že chceme sloučit dvojici shluků, které jsou již finálními. V případě, že takový skok nalezneme, můžeme tvrdit že v této iteraci jsme našli hledané shluky a výstupem jsou všechny existující shluky.</text:span></text:p>
      <text:p text:style-name="P39">Hierarchického shlukování využíváme v detektoru hned několikrát a to při shlukování nalezených přímek, elips a parabol. <text:s/></text:p>
      <text:h text:style-name="P109" text:outline-level="2">RANSAC</text:h>
      <text:p text:style-name="P39"><text:span text:style-name="T66">Algoritmus RANSAC iterační metoda [ransac for dummies], která obecně s</text:span>lou<text:span text:style-name="T66">ží</text:span> k <text:span text:style-name="T66">hledání prvků vyhovujících zadanému modelu v zadané sadě prvků. Sada prvků obsahuje kromě vyhovujících bodů (inliers) i šumové body (outliers). RANSAC je obecně nedeterministický a dospěje požadovanému výsledku s určitou pravděpodobností. Tato pravděpodobnost roste s počtem provedených iterací.</text:span></text:p>
      <text:p text:style-name="P40"><text:span text:style-name="T66">Počet kroků algoritmu lze předem odhadnout </text:span><text:span text:style-name="T67">podle uvedeného vzorce.</text:span></text:p>
      <text:p text:style-name="P53">[vzroce s vykypedie]</text:p>
      <text:p text:style-name="P54">Kde p je pravděpodobnost, ze algoritmus skončí korektně, většinou se volí poměrně vysoká <text:s/>například 0.9 (jinak by ani algoritmus nemělo smysl používat). Pravděpodobnost 1-p tedy odpovídá tomu, že algoritmus neskončí korektně. Výraz w odpovídá poměru výskytu inliers vůči všem prvkům, tento poměr lze předpokládat z apriori znalosti vstupních dat. Výraz n je počet prvků k odhadnutí modelu a k je počet iterací. Výraz (1-wk)n tedy odpovídá pravděpodobnosti, že algoritmus nikdy nevybere správné prvky k vytvoření modelu a to je zřejmě ekvivalentní pravděpodobnosti, že algoritmus nenajde řešení.</text:p>
      <text:p text:style-name="P41"><text:span text:style-name="T68">Důležitým krokem algoritmu je </text:span><text:span text:style-name="T69">definice hledaného modelu. Parametry modelu se poté odhadují z potřebného počtu náhodně vybraných bodů. </text:span><text:span text:style-name="T70">Je nutné také definovat rozhodovací funkci zda je zkoumaný prvek inlier nebo outlier vůči modelu. Toto se zpravidla definuje jako pevně stanovený práh nad nějakou vzdáleností bodu od odhadnutého modelu.</text:span></text:p>
      <text:p text:style-name="P62">Algoritmus probíhá zjednodušeně takto.</text:p>
      <text:list xml:id="list7150006689032799457" text:style-name="L3">
        <text:list-item>
          <text:p text:style-name="P71">Iterujeme přes vypočtený počet iterací</text:p>
        </text:list-item>
        <text:list-item>
          <text:p text:style-name="P71">Náhodně vybíráme prvky z dané množiny a odhadujeme model</text:p>
        </text:list-item>
        <text:list-item>
          <text:p text:style-name="P71"><text:soft-page-break/>Pro všechny prvky množiny zkoušíme zda sedí do odhadnutého modelu (jsou inliers)</text:p>
        </text:list-item>
        <text:list-item>
          <text:p text:style-name="P71">Zapamatujeme si počet inliers</text:p>
        </text:list-item>
        <text:list-item>
          <text:p text:style-name="P71">Po provedení požadovaného počtu iterací algoritmus končí a výsledkem je model s největším počtem inliers</text:p>
        </text:list-item>
        <text:list-item>
          <text:p text:style-name="P72"><text:span text:style-name="T70">Z</text:span>e všech inliers modelu <text:span text:style-name="T70">přepočítáme</text:span> znova cely model <text:span text:style-name="T70">a tím jej zpřesníme</text:span></text:p>
        </text:list-item>
      </text:list>
      <text:p text:style-name="P62">algoritmus RANSAC využíváme při hledání parametrů válce pomocí elips a při hledání korektních parabol. Toto bude podrobněji popsáno později.</text:p>
      <text:h text:style-name="P110" text:outline-level="2">Hledání parametrů elips</text:h>
      <text:p text:style-name="P62">Hledání elips a obecně základních tvarů patří mezi základní úkoly hledání vzorů a počítačového vidění. Dosud bylo představeno značné množství přístupů k detekci elips aněkteré z nich zde krátce představíme.</text:p>
      <text:p text:style-name="P62">Pro nalezení obecné elipsy je nutné určit 5 parametrů, čili je nutná alespoň pětice různých bodů k definici elipsy.</text:p>
      <text:p text:style-name="P55">Nejstarší přístupy <text:span text:style-name="T71">k určení parametrů elipsy </text:span>využívají <text:span text:style-name="T71">Hougovy</text:span> transformace, tyto přístupy jsou sice <text:span text:style-name="T71">velmi</text:span> robus<text:span text:style-name="T71">t</text:span>ní, ale jsou výpočetně a paměťově velmi náročné. [refrence z paperu]</text:p>
      <text:p text:style-name="P51"><text:span text:style-name="T60">Byli představeny i metody elipsy pomocí algoritmu RANSAC, </text:span><text:span text:style-name="T61">který je schopen nalézt parametry elipsy i ve velmi zašuměných datech.</text:span><text:span text:style-name="T60"> </text:span><text:span text:style-name="T61">[paper] . </text:span></text:p>
      <text:p text:style-name="P56">V současné době jsou nejvyužívanějším přístupem detektory elips na bázi <text:span text:style-name="T71">metody nejmenších čtverců</text:span>. Algoritmy zpravidla hledají v množině bodů parametry obecné kuželosečky <text:span text:style-name="T71">podle rovnice</text:span></text:p>
      <text:p text:style-name="P56">[rovnice]</text:p>
      <text:p text:style-name="P56"><text:span text:style-name="T71">N</text:span>a <text:span text:style-name="T71">výsledné parametry</text:span> jsou <text:span text:style-name="T71">poté </text:span>aplikována omezení, která co možná nejlépe zaručí, že nalezená kuželosečka je elipsou. [reference paper]</text:p>
      <text:p text:style-name="P56">[omezeni]</text:p>
      <text:p text:style-name="P56">Nejvhodnějším nalezeným algoritmem je Direct Least Square Fitting of Ellipses [ref.]. Tento algoritmus vychází z metod <text:span text:style-name="T71">z</text:span>aložených na <text:span text:style-name="T71">Nejmenších čtvercích</text:span>, ale na rozdíl od nich přímo hledá elipsu, takže odpadá následné omezení nalezených parametrů. Oproti ostatním uvedeným algoritmům má <text:span text:style-name="T71">především</text:span> tyto výhody:</text:p>
      <text:list xml:id="list2299817393495170439" text:style-name="L4">
        <text:list-item>
          <text:p text:style-name="P73"><text:span text:style-name="T71">Vždy</text:span> vrac<text:span text:style-name="T71">í</text:span> elipsu i pro velmi <text:span text:style-name="T71">špatná</text:span> data</text:p>
        </text:list-item>
        <text:list-item>
          <text:p text:style-name="P74">Je robustnější</text:p>
        </text:list-item>
        <text:list-item>
          <text:p text:style-name="P74">Výpočet je efektivnější</text:p>
        </text:list-item>
      </text:list>
      <text:p text:style-name="P57">Tento <text:span text:style-name="T71">přístup je v dnešní době považován</text:span> etalon <text:span text:style-name="T71">mezi dekcemi elips </text:span>a je <text:span text:style-name="T71">implementován</text:span> i v knihovn<text:span text:style-name="T71">ě</text:span> OpenCV.</text:p>
      <text:h text:style-name="P123" text:outline-level="1">Teoretické úvahy použité při vytváření detektoru UMF na válci</text:h>
      <text:p text:style-name="P5"><text:span text:style-name="T9">V této kapitole nejprve </text:span><text:span text:style-name="T11">popíšeme</text:span><text:span text:style-name="T9"> válec a některé </text:span><text:span text:style-name="T11">jeho </text:span><text:span text:style-name="T9">základní vlastnosti, které </text:span><text:span text:style-name="T11">později využijeme</text:span><text:span text:style-name="T9"> při řešení </text:span><text:span text:style-name="T18">de</text:span><text:span text:style-name="T35">te</text:span><text:span text:style-name="T18">ktoru</text:span><text:span text:style-name="T9">. </text:span><text:span text:style-name="T11">Poté probereme</text:span><text:span text:style-name="T10"> užitečné aspekty chování válce v projektivní geometrii.</text:span><text:span text:style-name="T9"> </text:span><text:span text:style-name="T11">Na závěr kapitoly se budeme zabývat již konkrétními vlastnostmi respektive jejich aproximacemi, které budeme dále využívat v detekčním algoritmu.</text:span></text:p>
      <text:h text:style-name="Heading_20_2" text:outline-level="2"><text:span text:style-name="T6">Vále</text:span><text:span text:style-name="T11">c</text:span></text:h>
      <text:p text:style-name="P6"><text:span text:style-name="T11">Válec je jedním se základních prostorových geometrických těles </text:span><text:span text:style-name="T12">[ref. </text:span><text:a xlink:type="simple" xlink:href="http://mathworld.wolfram.com/Cylinder.html"><text:span text:style-name="T12">http://mathworld.wolfram.com/Cylinder.html</text:span></text:a><text:span text:style-name="T12">]</text:span><text:span text:style-name="T11">. Obecný válec je určen dvěma rovnoběžnými podstavami a pláštěm. Všechny pomyslné přímky tvořící plášť jsou vzájemně rovnoběžné. V našem případě předpokládáme rotační válec, který má obě podstavy kruhové a pomyslné přímky tvořící plášť jsou na podstavy kolmé. </text:span><text:span text:style-name="T12">Přímka, která prochází středem obou podstav, se nazývá osa rotace.</text:span></text:p>
      <text:p text:style-name="P6"><text:span text:style-name="T12">[obr</text:span><text:span text:style-name="T35">1</text:span><text:span text:style-name="T12">. Válec - </text:span><text:a xlink:type="simple" xlink:href="http://cs.wikipedia.org/wiki/Válec"><text:span text:style-name="T12">http://cs.wikipedia.org/wiki/V%C3%A1lec</text:span></text:a><text:span text:style-name="T12">]</text:span></text:p>
      <text:p text:style-name="P7">Poznamenejme, že výsledkem průniku pláště <text:span text:style-name="T18">válce</text:span> a libovolné roviny rovnoběžné s podstavami je kružnice, <text:span text:style-name="T18">tuto kružnice nezveme</text:span> prstenec na plášti. Známe-li parametry prstence můžeme zpětně určit rovinu protínající válec. <text:span text:style-name="T18">Tato informace se bude hodit později.</text:span></text:p>
      <text:h text:style-name="Heading_20_2" text:outline-level="2">Deformace kružnice <text:span text:style-name="T18">v prostoru</text:span></text:h>
      <text:p text:style-name="Text_20_body">Předpokládejme, že ve 3D prostoru existuje rovina $\rho_{1}$ a kružnice $k$, která této rovně náleží. <text:s/>Dále existuje rovina $\rho_{2}$, do které budeme promítat kružnici $k$. Budou-li se postupně měnit úhly mezi rovinami $\rho_{1}$ a $\rho_{2}$ od 0 do 90, dostáváme následující varianty. Při 90° získáme shodný obraz kružnice $k$ (respektive elipsu, která má obě poloosy stejně dlouhé), zmenšuje-li se postupně úhel dostáváme obraz kružnice $k$ <text:s/>jako elipsu jejíž vedlejší poloosa se postupně zkracuje, ale hlavní poloosa zůstává vždy stejně dlouhá s dél<text:span text:style-name="T13">k</text:span>ou odpovídající poloměru $k$. Při 0° je délka vedlejší poloosy nulová, čili dostáváme úsečku.</text:p>
      <text:p text:style-name="P14">Tuto úvahu zúročíme později při hledání prstenců na válci a speciálního prstence – horizontu.</text:p>
      <text:p text:style-name="P9"><text:span text:style-name="T12">[obr</text:span><text:span text:style-name="T35">2</text:span><text:span text:style-name="T12">. </text:span><text:span text:style-name="T19">Deformace elipsy v perspektivě</text:span><text:span text:style-name="T14"> perspektivě</text:span><text:span text:style-name="T12">]</text:span></text:p>
      <text:h text:style-name="Heading_20_2" text:outline-level="2"><text:span text:style-name="T7">Vá</text:span><text:span text:style-name="T6">lec z pohledu </text:span><text:span text:style-name="T7">projektivní</text:span><text:span text:style-name="T6"> geometrie</text:span></text:h>
      <text:p text:style-name="P8">V projektivní geometrii se válec jeví jako rotační komolý kužel. Tento komolý kužel lze protáhnout na <text:span text:style-name="T18">rotační </text:span>kužel, jehož vrchol <text:span text:style-name="T18">leží</text:span> v nekonečnu. Tento bod <text:span text:style-name="T18">určený vrcholem</text:span> je zároveň úběžníkem všech pomyslných přímek tvořících plášť a místem, <text:span text:style-name="T18">kde</text:span> pomysln<text:span text:style-name="T18">é</text:span> prstenc<text:span text:style-name="T18">e</text:span> na plášti degeneruje v bod.</text:p>
      <text:p text:style-name="Text_20_body"><text:span text:style-name="T13">Pozorujeme-li válec </text:span><text:span text:style-name="T14">na projekční rovině</text:span><text:span text:style-name="T13">, zmíněné kruhové prstence se díky perspektivní deformaci </text:span><text:span text:style-name="T18">transformují</text:span><text:span text:style-name="T13"> </text:span><text:span text:style-name="T18">na</text:span><text:span text:style-name="T13"> elipsy, </text:span><text:span text:style-name="T18">kterým</text:span><text:span text:style-name="T13"> poměr mezi hlavní a vedlejší poloosou klesá s blížícím se úběžníkem. </text:span><text:span text:style-name="T14">Tyto elipsy mají vůči sobě rovnoběžné hlavní i vedlejší poloosy, </text:span><text:span text:style-name="T19">což je důsledek toho, že leží v rovnoběžných rovinách</text:span><text:span text:style-name="T14">. </text:span></text:p>
      <text:p text:style-name="Text_20_body"><text:span text:style-name="T14">Avšak pravý úhle mezi osou rotace a hlavními poloosami elips není zaručen – respektive nastává pouze ve zvláštních případech, kdy je osa roce válce ve středu projekční roviny</text:span><text:span text:style-name="T13">. Například </text:span><text:span text:style-name="T14">rotační osy </text:span><text:span text:style-name="T13">dv</text:span><text:span text:style-name="T14">ou </text:span><text:span text:style-name="T13">vedle sebe stojících válc</text:span><text:span text:style-name="T14">ů</text:span><text:span text:style-name="T13"> </text:span><text:span text:style-name="T14">směřují jistě do jednoho úběžníku, avšak hlavní poloosy </text:span><text:span text:style-name="T19">prstenců </text:span><text:span text:style-name="T14">obou válců zůstávají vůči sobě rovnoběžné, </text:span><text:span text:style-name="T19">opět v důsledku to, že leží v rovnoběžných rovinách</text:span><text:span text:style-name="T14">. </text:span><text:span text:style-name="T19">Hlavní poloosy směřují do vlastního úběžníku.</text:span><text:span text:style-name="T13"> </text:span></text:p>
      <text:p text:style-name="Text_20_body"><text:span text:style-name="T12">[obr</text:span><text:span text:style-name="T35">3</text:span><text:span text:style-name="T12">. </text:span><text:span text:style-name="T13">Válce od Marka </text:span><text:span text:style-name="T14">+ dva vedle sebe stojící válce v perspektivě</text:span><text:span text:style-name="T12">]</text:span></text:p>
      <text:p text:style-name="P9"><text:span text:style-name="T15">Na každém takovém válci existuje právě jedna elipsa (prstenec), která na pozorované projekční </text:span><text:soft-page-break/><text:span text:style-name="T15">rovině degeneruje na úsečku. Tato úsečka leží na přímce, která </text:span><text:span text:style-name="T19">se nazývá</text:span><text:span text:style-name="T15"> horizont. </text:span><text:span text:style-name="T19">Horizont tvoří nadrovinu, ve kterém se sbíhají veškeré roviny kolmé na podstavy válce. Tedy i roviny, které na válci definují zmíněné prstence</text:span><text:span text:style-name="T15">. Připomeňme, že jednotlivé prstence stále leží v rovnoběžných rovinách, které jsou kolmé na podstavy válce.</text:span></text:p>
      <text:p text:style-name="P15">[obr<text:span text:style-name="T35">4</text:span>. Podobný jako nakreslil herout, horizont, valec, elipsy, roviny]</text:p>
      <text:h text:style-name="P111" text:outline-level="2">Hledání parabol na válci</text:h>
      <text:p text:style-name="P10"><text:span text:style-name="T21">Nyní uvedeme úvahu, která později v detektoru umožní </text:span><text:span text:style-name="T25">určit</text:span><text:span text:style-name="T21"> horizont.</text:span></text:p>
      <text:p text:style-name="P10"><text:span text:style-name="T25">Parabola, podobně jako elipsa nebo kružnice, patří mezi kuželosečky [citace bersch], které lze popsat </text:span><text:span text:style-name="T26">obecnou </text:span><text:span text:style-name="T25">rovnicí </text:span><text:span text:style-name="T27">koželoseček.</text:span></text:p>
      <text:p text:style-name="P10"><text:span text:style-name="T25">[obecna rovnice kuzelosecek]</text:span><text:span text:style-name="T21"> </text:span></text:p>
      <text:p text:style-name="P11"><text:span text:style-name="T26">Tato rovnice obsahuje 6 parametrů, takže obecně je potřeba šestice bodů k jednoznačnému definování obecné paraboly. V praxi se však častěji setkáváme s kanonickým tvarem rovnice </text:span><text:span text:style-name="T28">par</text:span><text:span text:style-name="T29">a</text:span><text:span text:style-name="T28">boly v normální poloze</text:span><text:span text:style-name="T26">, který můžeme použít je-li osa paraboly rovnoběžná</text:span><text:span text:style-name="T27"> z os</text:span><text:span text:style-name="T28">ou</text:span><text:span text:style-name="T27"> X.</text:span></text:p>
      <text:p text:style-name="P12"><text:span text:style-name="T25">[</text:span><text:span text:style-name="T27">kanonicka </text:span><text:span text:style-name="T25">rovnice </text:span><text:span text:style-name="T27">paraboly</text:span><text:span text:style-name="T25">]</text:span><text:span text:style-name="T21"> </text:span></text:p>
      <text:p text:style-name="P16">Tato rovnice má jen tři parametry, čili stačí 3 body k jednoznačnému definování paraboly.</text:p>
      <text:p text:style-name="P12"><text:span text:style-name="T27">Nyní v</text:span><text:span text:style-name="T8">ez</text:span><text:span text:style-name="T27">měme</text:span><text:span text:style-name="T8"> </text:span><text:span text:style-name="T27">tři</text:span><text:span text:style-name="T15"> libovolné vzájemně neshodné přímky, které leží na straně pláště přivrácené k pozorovateli </text:span><text:span text:style-name="T27">a libovolnou rovinu kolmou na podstavu válce</text:span><text:span text:style-name="T15">. </text:span><text:span text:style-name="T21">Dále</text:span><text:span text:style-name="T15"> </text:span><text:span text:style-name="T21">existuje </text:span><text:span text:style-name="T17">přímk</text:span><text:span text:style-name="T22">a </text:span><text:span text:style-name="T17">na plášti válce, která je</text:span><text:span text:style-name="T21"> </text:span><text:span text:style-name="T17">nejblíže pozorovateli </text:span><text:span text:style-name="T22">ze všech přímek tvořící</text:span><text:span text:style-name="T27">ch</text:span><text:span text:style-name="T22"> plášť</text:span><text:span text:style-name="T17">, </text:span><text:span text:style-name="T21">čili </text:span><text:span text:style-name="T22">přímka, která</text:span><text:span text:style-name="T21"> leží uprostřed na </text:span><text:span text:style-name="T15">přivrácené</text:span><text:span text:style-name="T21"> straně válce. </text:span><text:span text:style-name="T28">Nyní </text:span><text:span text:style-name="T29">určíme</text:span><text:span text:style-name="T28"> průsečíky roviny s trojicí vybraných přímek, s prostřední přímkou a s osou rotace válce. Situace je zachycena obrázku....</text:span></text:p>
      <text:p text:style-name="P17">[obr<text:span text:style-name="T35">5</text:span>. Vlevo - Valec, osa valce, prostredni primka a rovina, vpravo -situace z pohledu, vravo <text:span text:style-name="T35">parabola</text:span> a osa x]</text:p>
      <text:p text:style-name="P13"><text:span text:style-name="T28">Nyní můžeme přímku tvořenou průsečíkem roviny s prostřední přímkou a s osou rotace asociovat s osou X. Máme-li takto nastaveny podmínky můžeme v rov</text:span><text:span text:style-name="T29">i</text:span><text:span text:style-name="T28">ně pomocí třech nalezených průsečíků definovat parabolu. </text:span><text:span text:style-name="T15">Poznamenejme, že </text:span><text:span text:style-name="T16">tyto</text:span><text:span text:style-name="T15"> </text:span><text:span text:style-name="T28">tři </text:span><text:span text:style-name="T15">body definují i prsten</text:span><text:span text:style-name="T16">ce</text:span><text:span text:style-name="T15"> </text:span><text:span text:style-name="T16">na povrchu válce</text:span><text:span text:style-name="T15">, </text:span><text:span text:style-name="T24">pokud </text:span><text:span text:style-name="T28">zvolená</text:span><text:span text:style-name="T24"> rovina válec protíná. </text:span><text:span text:style-name="T28">A protože elipsa je také kuželosečkou, je zřejmé, že parabola bude částečně kopírovat prstenec elipsy a bude otevřená ve směru k ose rotace válce.</text:span></text:p>
      <text:p text:style-name="P17">Stejná situace nastává pro všechny roviny rovnoběžné s podstavou. V každé takové rovině je takto možné definovat parabolu se stejnými parametry.</text:p>
      <text:p text:style-name="P13"><text:span text:style-name="T23">P</text:span><text:span text:style-name="T16">okud se všechny roviny kolmé na podstavu válce protínající v horizontu, budou se </text:span><text:span text:style-name="T29">také</text:span><text:span text:style-name="T16"> shodné paraboly v jednotlivých rovinách protínat na horizontu v jednom </text:span><text:span text:style-name="T23">respektive dvou společných bodech. </text:span><text:span text:style-name="T16">Toto platí pro </text:span><text:span text:style-name="T23">všechny</text:span><text:span text:style-name="T16"> paraboly se stejnými parametry, náležící různým </text:span><text:span text:style-name="T23">r</text:span><text:span text:style-name="T16">ovinám </text:span><text:span text:style-name="T23">rovnoběžným s podstavou</text:span><text:span text:style-name="T15">. </text:span><text:span text:style-name="T28">Právě této vlastnosti využívá detektor k určení nadroviny (přímky) </text:span><text:span text:style-name="T29">tvořící </text:span><text:span text:style-name="T28">horizont.</text:span></text:p>
      <text:p text:style-name="P4"><text:span text:style-name="T12">[obr</text:span><text:span text:style-name="T36">6</text:span><text:span text:style-name="T12">. </text:span><text:span text:style-name="T16">Buďo nějaký nagenerovaný nebo z u</text:span><text:span text:style-name="T23">k</text:span><text:span text:style-name="T16">ázka z hotového programu, </text:span><text:span text:style-name="T20">válec má pouze básy - prstence</text:span><text:span text:style-name="T16"> - to spíš</text:span><text:span text:style-name="T12">]</text:span></text:p>
      <text:h text:style-name="P112" text:outline-level="2">Aproximace parametrů</text:h>
      <text:p text:style-name="P18"><text:span text:style-name="T29">V předchozím textu jsou uvedeny některé vlastnost</text:span><text:span text:style-name="T36">i</text:span><text:span text:style-name="T29"> a úvahy, které jsou použity pro detekci UMF na válci. Jediným zdrojem informací o scéně s válcem, kterou k detekci můžeme využít, je obraz z běžné kamery. Jak si později ukážeme </text:span><text:span text:style-name="T36">převádíme</text:span><text:span text:style-name="T29"> tuto obrazovou informaci pouze na skupiny hranových bodů. </text:span><text:span text:style-name="T36">Detekce těchto hranových bodů může být v principu nepřesná</text:span><text:span text:style-name="T29">. Z tohoto důvodu jsme nuceni <text:s/>improvizovat a mnohé vlastnosti vědomě </text:span><text:span text:style-name="T30">aproximovat</text:span><text:span text:style-name="T29">. </text:span><text:span text:style-name="T30">Ovšem vždy je kladena maximální snaha na co nejmenší možnou chybovost. V této části textu jsou zmíněny hlavní aproximace a zjednodušení, kter</text:span><text:span text:style-name="T36">é</text:span><text:span text:style-name="T30"> jsou vědomě použity v návrhu detektoru.</text:span></text:p>
      <text:p text:style-name="P20"><text:soft-page-break/><text:span text:style-name="T32">U všech zjednodušení nebo zanedbání deformací způsobených perspektivou jsme experimentálně ověřili, že chyba je při běžné perspektivě dostatečně malá a nežádoucí účinek, lze považovat pro výsledný detektor za </text:span><text:span text:style-name="T33">nevýznamný</text:span><text:span text:style-name="T32">.</text:span></text:p>
      <text:p text:style-name="P19"><text:span text:style-name="T31">V úvodní části detektoru se snažíme mezi detekovanými </text:span><text:span text:style-name="T37">a</text:span><text:span text:style-name="T31"> hranovými body nalézt takové, které definují prstence na válci. </text:span><text:span text:style-name="T32">Tyto prstence detekujeme jako regulérní elipsy a zanedbáváme to, že i ony samotné jsou deformovány. Například to, že všechny hlavní poloosy elips směřují do vlastního úběžníku. </text:span><text:span text:style-name="T37">A</text:span><text:span text:style-name="T33">lgoritmy na hledání elips mají </text:span><text:span text:style-name="T37">tedy</text:span><text:span text:style-name="T33"> k dispozici pouze poměrně málo </text:span><text:span text:style-name="T37">a ne nutně zcela </text:span><text:span text:style-name="T33">přesných informací. </text:span><text:span text:style-name="T37">Z tohoto důvodu nemusí d</text:span><text:span text:style-name="T33">etekce elips</text:span><text:span text:style-name="T37">y</text:span><text:span text:style-name="T33"> vždy skončit korektně.</text:span></text:p>
      <text:p text:style-name="P21"><text:span text:style-name="T33">V jednom kroku detekčního algoritmu nahrazujeme elipsy reprezentující prstence na válci za paraboly. Důvodem je právě možnost využití vztahu mezi parabolami a horizontem a reálné zpřesnění detekce. </text:span><text:span text:style-name="T37">Parabola samozřejmě nemůže aproximovat celou elipsu, ale v případě detektoru známe jen přivrácenou stranu válce, čili nás zajímá pouze přivrácená polovina elipsy. Tuto polovinu elipsy je parabola schopná poměrně dobře aproximovat s větší chybou pouze u krajů, kde však při reálném použití selhávají i detektory elips. Proto tato chyba není pro detektor příliš významná.</text:span></text:p>
      <text:p text:style-name="P22"><text:span text:style-name="T34">[obr</text:span><text:span text:style-name="T37">7</text:span><text:span text:style-name="T34">. Demostrující chybu nahrazení elipsy parabolou]</text:span></text:p>
      <text:p text:style-name="Text_20_body"><text:span text:style-name="T33">Při nahrazování elips parabolami nevyužíváme </text:span><text:span text:style-name="T37">zcela přesně</text:span><text:span text:style-name="T33"> výše zmíněné úvahy založené na třech shodných bodech pro každou rovinu. Z důvodu nepřesnosti se snažíme z každé množiny dat vydefinovat parabolu co nejpřesněji použitím všech těchto dat. </text:span><text:span text:style-name="T34">Výsledný horizont je potom definován dvojicí bodů, která vznikne průměrováním všech průsečíku jednotlivých parabol. Podrobněji bude postup detekce horizontu popsán dále.</text:span></text:p>
      <text:p text:style-name="P23">Při detekci elips a hledání parabol také předpokládáme, že osa rotace válce je kolmá k rovinám tvořeným parabolami respektive k jejich hlavním poloosám. Jak jsme si však ukázali výše nemusí to být pravda. Reálné testování však ukázalo, že výchylka je při reálné perspektivě kamery pro detekci nepodstatná.</text:p>
      <text:p text:style-name="P23"/>
      <text:h text:style-name="P124" text:outline-level="1">Detekční algoritmus</text:h>
      <text:p text:style-name="P24">V této kapitole jsou popsány jednotlivé kroky detekčního algoritmu. Kroky, které jsou převzaty z původního planárního detektoru jsou popsány poměrně stručně, kroky specifické pouze pro detekční algoritmus na válci jsou naopak probrány poměrně podrobně.</text:p>
      <text:p text:style-name="P24">Detekční algoritmus se skládá z následujících kroků.</text:p>
      <text:list xml:id="list6242840727276443172" text:style-name="L5">
        <text:list-item>
          <text:p text:style-name="P75">Detekce hran na vzorkovací mřížce</text:p>
        </text:list-item>
        <text:list-item>
          <text:p text:style-name="P75">Detekce skupin hranových bodů</text:p>
        </text:list-item>
        <text:list-item>
          <text:p text:style-name="P75">Hledání parametrů přímek</text:p>
        </text:list-item>
        <text:list-item>
          <text:p text:style-name="P75">Nalezení dvou hlavních skupin přímek a rozlišení mezi přímkami na plášti a prstenci</text:p>
        </text:list-item>
        <text:list-item>
          <text:p text:style-name="P75">Nalezení úběžníku přímek na plášti</text:p>
        </text:list-item>
        <text:list-item>
          <text:p text:style-name="P76"><text:span text:style-name="T38">Shlukování </text:span><text:span text:style-name="T39">podobných </text:span><text:span text:style-name="T38">přímek na plášti</text:span></text:p>
        </text:list-item>
        <text:list-item>
          <text:p text:style-name="P75">Hledání parametrů elips definující prstence na plášti válce</text:p>
        </text:list-item>
        <text:list-item>
          <text:p text:style-name="P77">Nalezení vhodných elips pomocí algoritmu RANSAC</text:p>
        </text:list-item>
        <text:list-item>
          <text:p text:style-name="P77">Hledání parametrů parabol na základě parametrů válce nalezených pomocí předchozích operací s elipsami</text:p>
        </text:list-item>
        <text:list-item>
          <text:p text:style-name="P77">Nalezení vhodných parabol pomocí algoritmu RANSAC</text:p>
        </text:list-item>
        <text:list-item>
          <text:p text:style-name="P77">Shlukování podobných parabol a nalezení horizontu</text:p>
        </text:list-item>
        <text:list-item>
          <text:p text:style-name="P77">Doplnění chybějících parabol</text:p>
        </text:list-item>
        <text:list-item>
          <text:p text:style-name="P78">Vytvoření výsledné mřížky definující nalezené středy čtverců <text:span text:style-name="T52">Uniform </text:span>Marker Fields</text:p>
        </text:list-item>
      </text:list>
      <text:h text:style-name="Heading_20_2" text:outline-level="2"><text:span text:style-name="T39"><text:s/></text:span><text:span text:style-name="T38">Detekce hran</text:span><text:span text:style-name="T40">ových bodů</text:span><text:span text:style-name="T38"> na vzorkovací mřížce</text:span></text:h>
      <text:p text:style-name="P25"><text:span text:style-name="T40">Algoritmus pro detekci hranových bodů je převzat z původního detekčního algoritmu Uniform Marker Fields. Cílem tohoto algoritmu je snaha o využití minimálního počtu bodů a minimalizace přístupu do paměti dat zdrojového obrazu. </text:span><text:span text:style-name="T41">Doplňme, že algoritmus pracuje s obrazem v odstínech šedi, čili hranové body rozlišuje podle skokové změny jasu.</text:span></text:p>
      <text:p text:style-name="P26">Algoritmus detekuje hranové body pouze na zvolených skenovacích přímkách v horizontálním a vertikálním směru. Hustota skenovacích přímek se ovlivňuje pevně stanoveným parametrem.</text:p>
      <text:p text:style-name="P25"><text:span text:style-name="T41">Samotné hranové body se na skenovacích přímkách detekují pomocí adaptivního prahování. Pro každou přímku se vytváří buffer hodnot několika předchozích bodů. Zda je aktuálně testovaný bod hranovým se zjišťuje prahováním průměrné hodnoty aktuálního stavu bufferu a </text:span><text:span text:style-name="T42">hodnoty daného bodu.</text:span></text:p>
      <text:p text:style-name="P27">[obr. Ukazka z implementace detekce hranovych bodu]</text:p>
      <text:h text:style-name="P113" text:outline-level="2">Detekce skupin hranových bodů</text:h>
      <text:p text:style-name="P28">Tato část detekčního algoritmu je také z velké části přebrána z původního detektoru. <text:span text:style-name="T43">Bylo nutné pouze provést úpravy výstupu, aby jej bylo možné využít nejen k hledání přímek, ale i elips. Také bylo nutné upravit parametry a způsob predikce dalšího hranového bodu tak, aby bylo možné detekovat nejen přímé hrany ale i zakřivené. </text:span></text:p>
      <text:p text:style-name="P28"><text:span text:style-name="T43">Vstupem tohoto algoritmu jsou detekované hranové body z předchozího kroku. Výstupem je pro </text:span>každý <text:span text:style-name="T43">vstupní</text:span> bod <text:span text:style-name="T43">s</text:span>kupina bod<text:span text:style-name="T43">ů tvořící</text:span> jednu hranu, jejíž směr se skokově nemění.</text:p>
      <text:p text:style-name="P28"><text:soft-page-break/><text:span text:style-name="T43">Postup detekce je následující. Z vstupního bodu se hrubě určí směr gradientu hrany pomocí odezvy na křížový Sobelův filtr. </text:span><text:span text:style-name="T44">Další hranový bod se predikuje ve směru hrany ve vzdálenosti zvoleného kroku od zdrojového bodu. Nyní se ve směru kolmém na směr gradientu stanoví interval ve kterém hledáme hranu. V tomto intervalu se předpokládá právě jedna nebo žádná hrana. Test zda interval hranu obsahuje probíhá prahováním rozdílu hodnot na koncích intervalu. V případě, že je jejich rozdíl dostatečně velký vyhledáme předpokládanou hranu v intervalu pomocí binárního vyhledávání.</text:span></text:p>
      <text:p text:style-name="P42">[obr. Z testovacich oken z implementace]</text:p>
      <text:p text:style-name="P42">[pozn. Možná vzorce s paperu]</text:p>
      <text:h text:style-name="P114" text:outline-level="2">Hledání parametrů přímek</text:h>
      <text:p text:style-name="P43">Ze všech nalezených skupin bodů se vypočtou parametry přímek které lze nejlépe body proložit. K nalezení parametrů se využívá metoda nejmenších čtverců. Využívá se algoritmus tak, jak je implementován v knihovně OpenCV.</text:p>
      <text:list xml:id="list4591701456029730811" text:style-name="L6">
        <text:list-item>
          <text:p text:style-name="P79">Každá takto definovaná přímka tedy data</text:p>
        </text:list-item>
        <text:list-item>
          <text:p text:style-name="P79">parametry přímky</text:p>
        </text:list-item>
        <text:list-item>
          <text:p text:style-name="P79">skóre, <text:s/>respektive počet bodů, ze kterých je přímka definována</text:p>
        </text:list-item>
        <text:list-item>
          <text:p text:style-name="P79">průměr vzdálenost a směrodatnou odchylku od definované přímky přes všechny její body</text:p>
        </text:list-item>
        <text:list-item>
          <text:p text:style-name="P79">seznam zdrojových bodů</text:p>
        </text:list-item>
      </text:list>
      <text:p text:style-name="P30"><text:span text:style-name="T45">[ref opencv</text:span><text:span text:style-name="T46">]</text:span></text:p>
      <text:p text:style-name="P29"><text:span text:style-name="T44">[obr. </text:span><text:span text:style-name="T45">Obrazek ze </text:span><text:span text:style-name="T44">]</text:span></text:p>
      <text:h text:style-name="P115" text:outline-level="2">Nalezení dvou hlavních skupin přímek a rozlišení mezi přímkami na plášti a prstenci</text:h>
      <text:p text:style-name="P31"><text:span text:style-name="T47">V tomto kroku se hledá jeden hlavní ze čtyř testovaných směrů, do kterého směřují směrové vektory <text:s/>přímek, které mají po součtu nejvyšší skóre. </text:span><text:span text:style-name="T50">I zde je postup inspirován původním detekčním algoritmem</text:span><text:span text:style-name="T47">. Jedná o směr horizontální, vertikální, s náklonem 45° a s náklonem 135°. Směry nerozdělují <text:s/>množinu všech směrů na disjunktní množiny ale mají vůči sobě přesahy.</text:span></text:p>
      <text:p text:style-name="P32"><text:span text:style-name="T48">Je-li nalezen hlavní směr, potom směr na něj kolmý obsahuje přímky druhého hlavního směru markeru. Zbývá rozlišit, který z této dvojice směrů reprezentuje přímky pláště, a který přilehlou (viditelnou) stranu elips tvořící prstence na válci. Poznamenejme, že můžeme předpokládat, že přímky proložené přilehlou stranou elips spadají do směru kolmého </text:span><text:span text:style-name="T49">k </text:span><text:span text:style-name="T48">směru </text:span><text:span text:style-name="T49">definovaného přímkami pláště</text:span><text:span text:style-name="T48"> respektive tvoří hlavní směr a směr s přímkami pláště je kolmý na něj. Tot nemusí platit pouze pro přímky tvořené malou skupinou bodů po krajích válce, tyto skupina nejsou vhodné pro detekci finální elips, protože zpravidla neobsahují dostatečně mnoho informací a bývají zpravidla nepřesné. Proto jejich ztráta neznamená problém.</text:span></text:p>
      <text:p text:style-name="P45">Rozlišení přímek pláště od elips tvořící prstence se provede na základě průměrné vzdálenosti bodů od definované přímky a směrodatně odchylky. Přímky definované hranovými body z přímek na plášti mají zřejmě menší rozptyl bodů od výsledné přímky něž přímky definované pomocí přivrácené strany elips.</text:p>
      <text:p text:style-name="P45">[ref. obrazek]</text:p>
      <text:p text:style-name="P44"/>
      <text:h text:style-name="P116" text:outline-level="2"><text:soft-page-break/>Nalezení úběžníku přímek na plášti</text:h>
      <text:p text:style-name="P46">Tato část je kompletně přebrána z původního detektoru.</text:p>
      <text:p text:style-name="P46">Před vyhledáním úběžníku se mohou přímky nejdříve zbavit šumových přímek pomocí RANSAC podobnému algoritmu. Takto upravenou skupinu využijeme ke hledání úběžníku. Při použití homogeních souřadnic musí být přímky totožné s úběžníkem.</text:p>
      <text:p text:style-name="P46">[rovnice]</text:p>
      <text:p text:style-name="P47">Souřadnice přímek tvoří v reálné projektivní rovině trojrozměrný vektorový prostor bez počátku. Body reálné projektivní roviny korespondují s nadrovinami, které procházejí počátkem. Takže úběžník nalezneme nalezením nadroviny přes všechny nalezené přímky.</text:p>
      <text:p text:style-name="P33"><text:span text:style-name="T51">Parametry přímek jsou nastaveny tak, že přímky s větším skóre mají odpovídajícím způsobem zvětšeny hodnoty definičního vektoru. A tím je zvětšen jejich vliv na výsledek. </text:span><text:span text:style-name="T52">Normála nadroviny je nalezena jako směr <text:s/>nejmenší variance eigen-rozkladu korelační matice</text:span></text:p>
      <text:p text:style-name="P48">[vzorec z paperu]</text:p>
      <text:p text:style-name="P48">Matice C má rozměr 3 X 3 a je symetrická, čili dekompozice je spočitatelná efektivně.</text:p>
      <text:p text:style-name="P48">Výsledkem algoritmu není jen nalezený úběžník, ale i upravené zdrojové přímky, které procházejí úběžníkem.</text:p>
      <text:p text:style-name="P48">[obr]</text:p>
      <text:h text:style-name="Heading_20_2" text:outline-level="2"><text:span text:style-name="T38">Shlukování </text:span><text:span text:style-name="T39">podobných </text:span><text:span text:style-name="T38">přímek na plášti</text:span></text:h>
      <text:p text:style-name="P48">V předchozím kroku dostaneme sice již správné přímky, ale je jich zpravidla příliš mnoho a je potřeba je upravit tak, aby jednu hranu tvořenou markerem reprezentovala právě jedna přímka.</text:p>
      <text:p text:style-name="P48">Metoda vytvoření vějíře přímek, kterou využívá původní detektor nelze využít. Pro určení vějíře totiž využívala znalosti obou úběžníků z planární plochy. V případě detekce na válci, jsme schopni zjistit pouze jeden takový úběžník a navíc vějíř je deformován zakřivením válce.</text:p>
      <text:p text:style-name="Text_20_body"><text:span text:style-name="T52">Z tohoto důvodu je k nalezení takového vějíře použita metoda </text:span><text:span text:style-name="T53">hierarchického </text:span><text:span text:style-name="T52">shlukování na obecně neznámý počet clusterů. </text:span></text:p>
      <text:p text:style-name="P34"><text:span text:style-name="T55">V případě přímek je kriterium určující </text:span><text:span text:style-name="T59">podobnost</text:span><text:span text:style-name="T55"> jednotlivých shluků vzdálenost průsečík</text:span><text:span text:style-name="T56">ů</text:span><text:span text:style-name="T55"> dvojice porovnávaných přímek, reprezentující shluky, s přímkou kolmou na osu válce a procházející středem obrazu.</text:span></text:p>
      <text:p text:style-name="P37"><text:span text:style-name="T75">Před spuštěním shlukování ještě odstraníme ze vstupní množiny přímek ty, co nespadají do trychtýře určeného přímkou určující sklon válce. Tuto přímku získáme jako výstup po algori</text:span><text:span text:style-name="T76">t</text:span><text:span text:style-name="T75">mu RANSAC na elipsách. [odkaz]</text:span></text:p>
      <text:p text:style-name="P36">Algoritmus v každé iteraci vyhledá dvojici nejpodobnějších shluků a sloučí je v jeden. <text:span text:style-name="T93">Každý shluk je reprezentován přímkou vzniklou váženým průměrem všech členských přímek shluku</text:span>. Algoritmus si pamatuje rozdíl aktuální a předchozí vzdálenosti shluků a to i z předchozí iterace. Z povahy hierarchického shlukování je zřejmé, že vzdálenosti stále rostou a stejně tak i rozdíly mezi nimi. Podmínku ukončení shlukování určuje procentuální podíl mezi dvěma posledními rozdíly. Přesáhne-li zadanou prahovou hodnotu algoritmus se ukončí a vrátí aktuální shluky jako výsledek.</text:p>
      <text:p text:style-name="P49">[obrázek]</text:p>
      <text:h text:style-name="P117" text:outline-level="2">Detekce elips na plášti</text:h>
      <text:p text:style-name="P50">Dosud jsme zabývali přímkami tvořící plášť. <text:span text:style-name="T72">V tomto kroku se z </text:span>druhé skupiny přímek z kapitoly XX hled<text:span text:style-name="T72">ají</text:span> parametry elips tvořící prstence na plášti. <text:span text:style-name="T72">Parametry elips jsou určeny z jednotlivých skupin bodů pomocí algoritmu popsaného v XX</text:span><text:span text:style-name="T62">.</text:span></text:p>
      <text:p text:style-name="P58"><text:soft-page-break/><text:span text:style-name="T72">Nalezené e</text:span>lipsy jsou zpravidla zatížené poměrně velkým počtem chybně <text:span text:style-name="T72">určených</text:span>. Tento problém je způsobem <text:span text:style-name="T72">nejvíce následujícími</text:span> vlivy:</text:p>
      <text:list xml:id="list5328553429731825087" text:style-name="L7">
        <text:list-item>
          <text:p text:style-name="P80"><text:span text:style-name="T72">N</text:span>epřesností zdrojových bodů</text:p>
        </text:list-item>
        <text:list-item>
          <text:p text:style-name="P80"><text:span text:style-name="T72">P</text:span>erspektivní deformací elips – tuto zanedbáváme, jak je popsáno <text:span text:style-name="T72">v XX</text:span></text:p>
        </text:list-item>
        <text:list-item>
          <text:p text:style-name="P80"><text:span text:style-name="T72">Pr</text:span>oblém je i to, že hledáme elipsy pouze na základě bodů z přilehlé strany, čili máme k dispozici pouze polovinu elipsy</text:p>
        </text:list-item>
      </text:list>
      <text:p text:style-name="P59"><text:span text:style-name="T72">O korekci chybně detekovaných elips se stará následující krok d</text:span><text:span text:style-name="T74">et</text:span><text:span text:style-name="T72">ekce.</text:span></text:p>
      <text:p text:style-name="P57">[obrazek]</text:p>
      <text:p text:style-name="P57"/>
      <text:h text:style-name="P118" text:outline-level="2"><text:s/><text:span text:style-name="T39">Nalezení </text:span><text:span text:style-name="T64">parametrů válce</text:span><text:span text:style-name="T39"> pomocí elips </text:span><text:span text:style-name="T64">a </text:span><text:span text:style-name="T39">algoritmu RANSAC</text:span></text:h>
      <text:p text:style-name="P52"><text:span text:style-name="T63">Nalezené elipsy z předchozího kroku jsou, jak bylo uvedeno, </text:span><text:span text:style-name="T73">zatížené značnými ch</text:span><text:span text:style-name="T74">y</text:span><text:span text:style-name="T73">bami</text:span><text:span text:style-name="T63">. Pro nalezení </text:span><text:span text:style-name="T64">hledaných parametrů válce je tedy zapotřebí</text:span><text:span text:style-name="T63"> </text:span><text:span text:style-name="T64">použití</text:span><text:span text:style-name="T63"> algoritmu RANSAC, </text:span><text:span text:style-name="T64">který dokáže určit nejvhodnější elipsy k výpočtu parametrů. Algoritmus RANSAC je použit ve stejné formě </text:span><text:span text:style-name="T65">j</text:span><text:span text:style-name="T64">ak je popsán výše.</text:span></text:p>
      <text:p text:style-name="P60">Hledané parametry válce jsou tyto</text:p>
      <text:list xml:id="list6306789927915038683" text:style-name="L8">
        <text:list-item>
          <text:p text:style-name="P81">Osa válce, která prochází středy všech elips tvořící prstence na válci</text:p>
        </text:list-item>
        <text:list-item>
          <text:p text:style-name="P81">Přímku, která je rovnoběžná se všemi hlavními poloosami elips, zde zanedbáváme skutečnost, že i hlavní poloosy elips směřují do vlastního úběžníku, jak jsme popsali výše</text:p>
        </text:list-item>
        <text:list-item>
          <text:p text:style-name="P81">Přímku udávající sklon válce v perspektivě</text:p>
        </text:list-item>
      </text:list>
      <text:p text:style-name="P60">Modely tří přímek jso<text:span text:style-name="T73">u</text:span> definovány pomocí náhodně zvolené elipsy tímto způsobem</text:p>
      <text:list xml:id="list2853791534547799458" text:style-name="L9">
        <text:list-item>
          <text:p text:style-name="P82">Model osy válce je definován jako přímka definovaná úběžníkem <text:s/>přímek na plášti a středem vybrané elipsy <text:s/></text:p>
        </text:list-item>
        <text:list-item>
          <text:p text:style-name="P83">Model přímky určující rovnoběžnost všech přímek je definován přímkou určenou hlavní poloosou definované elipsy</text:p>
        </text:list-item>
        <text:list-item>
          <text:p text:style-name="P83">Model přímky udávající sklon válce je definován jako přímka určená úběžníkem a <text:s/>hlavním vrcholem elipsy</text:p>
        </text:list-item>
      </text:list>
      <text:p text:style-name="P61"><text:span text:style-name="T65">Nejúspěšnější model je určen nejvyšším skóre po součtu jednotlivých skóre všech </text:span><text:span text:style-name="T73">elips</text:span><text:span text:style-name="T65">, které </text:span><text:span text:style-name="T73">jsouo inliers</text:span><text:span text:style-name="T65"> modelu.</text:span></text:p>
      <text:p text:style-name="P63">[obrázek]</text:p>
      <text:h text:style-name="P119" text:outline-level="2">Hledání parametrů parabol na základě parametrů válce nalezených pomocí předchozích operací s elipsami</text:h>
      <text:p text:style-name="P64"/>
      <text:p text:style-name="P84">Dalším krokem detekčního algoritmu je hledání parametrů parabol ze stejných skupin bodů ze kterých jsme hledali parametry elips. Pro výrazné zjednodušení detekce parabol se využívá osa válce nalezená pomocí elips a algoritmu RANSAC z předchozím kroku.</text:p>
      <text:p text:style-name="P65"><text:span text:style-name="T78">Důvodem detekce parabol je fakt, že detekované elipsy z předchozího kroku trpí velkou chybovostí a při </text:span><text:span text:style-name="T79">experimentování</text:span><text:span text:style-name="T78"> se často stávalo, že elipsy byly schopné správně určit pouze velmi malou část prstenců na plášti válce a je tedy bylo nemožné z těchto dat vypočíst zbývající síť elips. Avšak osu rotace válce a ostatní parametry modelu RANSAC lze zpravidla určit velmi dobře.</text:span></text:p>
      <text:p text:style-name="P66"><text:soft-page-break/><text:span text:style-name="T81">Z</text:span><text:span text:style-name="T80">náme</text:span><text:span text:style-name="T81">-li</text:span><text:span text:style-name="T80"> para</text:span><text:span text:style-name="T79">metr</text:span><text:span text:style-name="T80">y</text:span><text:span text:style-name="T79"> osy rotace </text:span><text:span text:style-name="T81">válce, pak</text:span><text:span text:style-name="T80"> </text:span><text:span text:style-name="T81">osu</text:span><text:span text:style-name="T79"> můžeme </text:span><text:span text:style-name="T81">s užitím transformací </text:span><text:span text:style-name="T79">zaměnit s osou </text:span><text:span text:style-name="T80">y</text:span><text:span text:style-name="T79">. To umožňuje využít kanonické rovnice pro hledání elipsy, </text:span><text:span text:style-name="T80">jejíž osa je rovnoběžná s osou Y </text:span><text:span text:style-name="T83">obrazu</text:span><text:span text:style-name="T79">, tato rovnice zaručuje, že výsledkem je vždy parabola, a má pouze tři parametry </text:span><text:span text:style-name="T80">(souřadnice vrcholu a parametr paraboly)</text:span><text:span text:style-name="T79"> oproti šesti </text:span><text:span text:style-name="T80">parametrům </text:span><text:span text:style-name="T79">obecné rovnice kuželoseček.</text:span><text:span text:style-name="T80"> </text:span></text:p>
      <text:p text:style-name="P85">[kanonická rovnice paraboly]</text:p>
      <text:p text:style-name="P85">Také víme, že vrchol paraboly leží právě na ose rotace, ve skutečnosti leží na přímce na plášti, kolmé k projekční rovině, ale tyto dvě přímky lze bez dopuštění viditelné chyby zaměnit. Takto získáme jednu souřadnici vrcholu. Ve finále tedy hledáme pouze dva parametry upravené kanonické rovnice</text:p>
      <text:p text:style-name="P85">[upravená kanonická rovnice bez jednoho parametru]</text:p>
      <text:p text:style-name="P67"><text:span text:style-name="T81">Parametry rovnice hledáme ze zadaných bodů pomocí metody nejmenších čtverců </text:span><text:span text:style-name="T82">[ref skripta]</text:span><text:span text:style-name="T81"> </text:span><text:span text:style-name="T83">následovně.</text:span></text:p>
      <text:p text:style-name="P67"><text:span text:style-name="T81">[ukázka metod výpočtu pomocí nejmenších čtverců </text:span><text:span text:style-name="T82">+ popis jako ve skriptech</text:span><text:span text:style-name="T81">]</text:span></text:p>
      <text:p text:style-name="P68"><text:span text:style-name="T83">Kromě potřeby </text:span><text:span text:style-name="T77">hled</text:span><text:span text:style-name="T83">at</text:span><text:span text:style-name="T77"> m</text:span><text:span text:style-name="T83">éně</text:span><text:span text:style-name="T77"> parametrů, </text:span><text:span text:style-name="T83">což eliminuje chybovost, je výhodné hledat paraboly především proto, že umožňují nalezení horizontu, jak bylo uvedeno v kapitole XX. Díky tomuto je možné lépe dopočítat chybějící paraboly a celkově zpřesnit vypočtené parametry parabol.</text:span></text:p>
      <text:p text:style-name="P86">Jediným problémem je skutečnost, že prstence na válci tvoří skutečně elipsy a nikoli paraboly. Toto je také důvod proč přímá detekce parabol, bez znalosti osy rotace válce dopadne velmi špatně. Jsou-li však známy parametry osy válce, jsou nalezené paraboly schopné velmi dobře elipsy aproximovat, což bylo experimentálně potvrzeno. Větší chyby se dopouštějí na u hlavních vrcholů parabol, kde se křivka elipsy prudce stáčí. Zde se však dopouštějí velké chybovosti i samotné paraboly, proto je tento nedostatek akceptovatelný. </text:p>
      <text:p text:style-name="P69"><text:span text:style-name="T84">Aby bylo možné provést předchozí zjednodušení je potřeba</text:span><text:span text:style-name="T83"> </text:span><text:span text:style-name="T84">transformovat </text:span><text:span text:style-name="T83">zdrojové</text:span> body <text:span text:style-name="T83">podle rotační</text:span> <text:span text:style-name="T83">osy válce</text:span> tak, že zaměn<text:span text:style-name="T83">í</text:span>me osu y <text:span text:style-name="T83">obrazu </text:span>za osu <text:span text:style-name="T83">rotace.</text:span> <text:span text:style-name="T83">Transformace bodů je definována transformační matice, která se skládá s afin</text:span><text:span text:style-name="T84">n</text:span><text:span text:style-name="T83">ích transformací posunu </text:span><text:span text:style-name="T84">do počátku souřadnic </text:span><text:span text:style-name="T83">a rotace </text:span><text:span text:style-name="T84">o úhel osy rotace vůči ose x obrazu</text:span><text:span text:style-name="T83">. </text:span><text:span text:style-name="T84">Matice se počítá pouze jednou a je stejná pro všechny body, takže je transformace efektivní. Vypočtena je i zpětná transformační matice pro transformaci bodů respektive elips zpět.</text:span><text:span text:style-name="T83"> </text:span></text:p>
      <text:p text:style-name="P87">[ukázka výpočtu transformační matice]</text:p>
      <text:p text:style-name="P70"><text:span text:style-name="T83">Algoritmus nalezení elips se </text:span><text:span text:style-name="T84">tedy </text:span><text:span text:style-name="T83">skládá z</text:span><text:span text:style-name="T84">e dvou respektive tří</text:span><text:span text:style-name="T83"> n</text:span><text:span text:style-name="T84">á</text:span><text:span text:style-name="T83">sl</text:span><text:span text:style-name="T84">e</text:span><text:span text:style-name="T83">dujících částí:</text:span></text:p>
      <text:list xml:id="list6072571137111895458" text:style-name="L10">
        <text:list-item>
          <text:p text:style-name="P89"><text:span text:style-name="T84">T</text:span><text:span text:style-name="T83">ransform</text:span><text:span text:style-name="T84">ace</text:span><text:span text:style-name="T83"> zdrojov</text:span><text:span text:style-name="T84">ých </text:span><text:span text:style-name="T77">bod</text:span><text:span text:style-name="T84">ů</text:span><text:span text:style-name="T77"> </text:span><text:span text:style-name="T83">podle rotační</text:span><text:span text:style-name="T77"> </text:span><text:span text:style-name="T83">osy válce</text:span></text:p>
        </text:list-item>
        <text:list-item>
          <text:p text:style-name="P88">Nalezení dvou hledaných parametrů parabol pomocí metody nejmenších čtverců</text:p>
        </text:list-item>
        <text:list-item>
          <text:p text:style-name="P88">Při zobrazení parabol je nutné její body nejprve transformovat zpět</text:p>
        </text:list-item>
      </text:list>
      <text:p text:style-name="P87">[obrazek]</text:p>
      <text:h text:style-name="Heading_20_2" text:outline-level="2">Nalezení vhodných parabol pomocí algoritmu RANSAC</text:h>
      <text:p text:style-name="P90">I přesto, že jsou paraboly značně méně zatíženy chybami než elipsy, je zpravidla nutné odstranění několika outliers. <text:span text:style-name="T86">Model pro tento RANSAC má dvě části.</text:span></text:p>
      <text:p text:style-name="P91"><text:span text:style-name="T86">Prvním kritériem je</text:span><text:span text:style-name="T85"> vzdálenost od přímky ve dvou rozměrném prostoru, která je definovaná pomocí dvojice náhodně vybraných parabol. Z každé paraboly je definován bod, který má na ose x hodnotu nalezené souřadnice vrcholu paraboly z předešlého kroku a hodnotu parametru paraboly.</text:span></text:p>
      <text:p text:style-name="P90"><text:s/><text:span text:style-name="T85">Experimentální zvolený práh určuje vzdálenost od takto vniklé přímky, do které jsou stejně definované body z ostatních parabol považovány za inliers.</text:span></text:p>
      <text:p text:style-name="P92"><text:span text:style-name="T86">Dalším kritériem je vzdálenost průsečíků na horizontu. Pomocí náhodně zvolené dvojice parabol, </text:span><text:soft-page-break/><text:span text:style-name="T86">lze definovat horizont jako přímku procházející dvojicí průsečíků těchto elips. Zde je potřeba hlídat jestli má zvolená dvojice parabol právě dva průsečíky. Víme-li, že jsou osy všech parabol shodné mohou nastat ty</text:span><text:span text:style-name="T88">to možné</text:span><text:span text:style-name="T86"> varianty:</text:span></text:p>
      <text:list xml:id="list488397481756618930" text:style-name="L11">
        <text:list-item>
          <text:p text:style-name="P93"><text:span text:style-name="T88">Ž</text:span><text:span text:style-name="T86">ádný p</text:span><text:span text:style-name="T87">r</text:span><text:span text:style-name="T86">ůsečík – paraboly nemají společný vrchol a zároveň mají shodný parametr zakřivení nebo mají </text:span><text:span text:style-name="T90">rozdílné parametry</text:span><text:span text:style-name="T86"> zakřivení a </text:span><text:span text:style-name="T87">parabola dále od středu má stejné znaménko </text:span><text:span text:style-name="T90">a</text:span><text:span text:style-name="T87"> větší parametr udávající zakřivení, </text:span><text:span text:style-name="T89">nebo mají různé znaménko a parabola otevřená směrem dolů je pod parabolou otevřenou směrem nahoru.</text:span></text:p>
        </text:list-item>
        <text:list-item>
          <text:p text:style-name="P94"><text:span text:style-name="T88">Jeden průsečík – paraboly mají společný vrchol, ale rozdílný parametr zakřivení</text:span></text:p>
        </text:list-item>
        <text:list-item>
          <text:p text:style-name="P95"><text:span text:style-name="T88">Paraboly jsou shodné</text:span></text:p>
        </text:list-item>
        <text:list-item>
          <text:p text:style-name="P93"><text:span text:style-name="T88">Dva průsečíky - <text:s/>paraboly nemají společný vrchol </text:span><text:span text:style-name="T89">a zároveň mají </text:span><text:span text:style-name="T90">rozdílné parametry zakřivení </text:span><text:span text:style-name="T86">a </text:span><text:span text:style-name="T87">parabola dále od středu má stejné znaménko </text:span><text:span text:style-name="T90">a</text:span><text:span text:style-name="T87"> </text:span><text:span text:style-name="T90">menší</text:span><text:span text:style-name="T87"> parametr udávající zakřivení, </text:span><text:span text:style-name="T90">nebo </text:span><text:span text:style-name="T89">mají rozdílné znaménko parametru a parabola otevřená směrem nahoru je pod parabolou otevřenou směrem dolů. </text:span><text:span text:style-name="T91">Tento stav očekáváme a pouze tato dvojice parabol může vytvářet model.</text:span></text:p>
        </text:list-item>
      </text:list>
      <text:p text:style-name="P96"><text:span text:style-name="T91">Mají-li paraboly dva průsečíky, tak tato dvojice bodů definují modelový horizont. Vzdálenost průsečíku ostatních parabol s horizontem vůči referenčnímu průsečíku dvojice vybraných parabol je prahována pevným prahem, který rozhoduje zda je daná </text:span><text:span text:style-name="T92">parabola</text:span><text:span text:style-name="T91"> vyhovující inlier.</text:span></text:p>
      <text:p text:style-name="P91"><text:span text:style-name="T85">[obrázek]</text:span></text:p>
      <text:h text:style-name="P120" text:outline-level="2">Shlukování podobných parabol a nalezení <text:span text:style-name="T93">finálního</text:span> horizontu</text:h>
      <text:p text:style-name="P97"><text:span text:style-name="T93">V této části se sloučí podobné paraboly zřejmě určující stejný prstenec do jedné </text:span><text:span text:style-name="T94">reprezentující </text:span><text:span text:style-name="T93">p</text:span><text:span text:style-name="T94">a</text:span><text:span text:style-name="T93">raboly, která je kombinací </text:span><text:span text:style-name="T94">všech členských parabol shluku </text:span><text:span text:style-name="T93">pomocí váženého průměru </text:span><text:span text:style-name="T96">podle skóre jednotlivých parabol</text:span><text:span text:style-name="T93">.</text:span></text:p>
      <text:p text:style-name="P98"><text:span text:style-name="T94">Podobně jako u shlukování přímek se jedná o shlukování na nezn</text:span><text:span text:style-name="T95">á</text:span><text:span text:style-name="T94">m</text:span><text:span text:style-name="T95">ý</text:span><text:span text:style-name="T94"> počet shluků a využíváme opět metody hierarchického shlukování.</text:span></text:p>
      <text:p text:style-name="P99"><text:span text:style-name="T95">Kritérium podobnosti jednotlivých elips je </text:span><text:span text:style-name="T96">zde </text:span><text:span text:style-name="T95">vzdálenost jejich vrcholů.</text:span></text:p>
      <text:p text:style-name="P100"><text:span text:style-name="T97">[obrázek]</text:span></text:p>
      <text:h text:style-name="P121" text:outline-level="2"><text:span text:style-name="T98">Doplnění chybějících parabo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0:11:39</meta:creation-date>
    <dc:date>2013-04-23T00:01:01</dc:date>
    <meta:editing-duration>PT21H56M20S</meta:editing-duration>
    <meta:editing-cycles>77</meta:editing-cycles>
    <meta:generator>LibreOffice/4.0.2.2$Linux_X86_64 LibreOffice_project/400m0$Build-2</meta:generator>
    <meta:document-statistic meta:table-count="0" meta:image-count="0" meta:object-count="0" meta:page-count="12" meta:paragraph-count="212" meta:word-count="4282" meta:character-count="29450" meta:non-whitespace-character-count="25403"/>
  </office:meta>
</office:document-meta>
</file>